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4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61">
      <style:graphic-properties draw:fill="none" draw:stroke="none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4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SemiBol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emiBol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1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32">
      <style:graphic-properties draw:fill="none" draw:stroke="non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97">
      <style:graphic-properties draw:fill="solid" draw:fill-color="#729fcf" draw:opacity="100%" draw:stroke="solid" svg:stroke-width="0.02778in" svg:stroke-color="#3465a4" svg:stroke-opacity="100%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SemiBol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8">
      <text:list-level-style-bullet text:level="1" text:bullet-char="-">
        <style:list-level-properties text:space-before="0in" text:min-label-width="0.5in"/>
        <style:text-properties fo:font-size="100%"/>
      </text:list-level-style-bullet>
      <text:list-level-style-bullet text:level="2" text:bullet-char="-">
        <style:list-level-properties text:space-before="0.5in" text:min-label-width="0.5in"/>
        <style:text-properties fo:font-size="100%"/>
      </text:list-level-style-bullet>
      <text:list-level-style-bullet text:level="3" text:bullet-char="-">
        <style:list-level-properties text:space-before="1in" text:min-label-width="0.5in"/>
        <style:text-properties fo:font-size="100%"/>
      </text:list-level-style-bullet>
      <text:list-level-style-bullet text:level="4" text:bullet-char="-">
        <style:list-level-properties text:space-before="1.5in" text:min-label-width="0.5in"/>
        <style:text-properties fo:font-size="100%"/>
      </text:list-level-style-bullet>
      <text:list-level-style-bullet text:level="5" text:bullet-char="-">
        <style:list-level-properties text:space-before="2in" text:min-label-width="0.5in"/>
        <style:text-properties fo:font-size="100%"/>
      </text:list-level-style-bullet>
      <text:list-level-style-bullet text:level="6" text:bullet-char="-">
        <style:list-level-properties text:space-before="2.5in" text:min-label-width="0.5in"/>
        <style:text-properties fo:font-size="100%"/>
      </text:list-level-style-bullet>
      <text:list-level-style-bullet text:level="7" text:bullet-char="-">
        <style:list-level-properties text:space-before="3in" text:min-label-width="0.5in"/>
        <style:text-properties fo:font-size="100%"/>
      </text:list-level-style-bullet>
      <text:list-level-style-bullet text:level="8" text:bullet-char="-">
        <style:list-level-properties text:space-before="3.5in" text:min-label-width="0.5in"/>
        <style:text-properties fo:font-size="100%"/>
      </text:list-level-style-bullet>
      <text:list-level-style-bullet text:level="9" text:bullet-char="-">
        <style:list-level-properties text:space-before="4in" text:min-label-width="0.5in"/>
        <style:text-properties fo:font-size="100%"/>
      </text:list-level-style-bullet>
    </text:list-style>
    <text:list-style style:name="a1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284" draw:master-page-name="Master2-Layout7-blank-Vide" presentation:presentation-page-layout-name="Master2-PPL7" draw:id="Slide-256">
        <draw:frame draw:id="id196" presentation:style-name="a1287" draw:name="Titre 1" svg:x="4.56727in" svg:y="3.87768in" svg:width="1.88976in" svg:height="0.51199in" presentation:class="title" presentation:placeholder="false">
          <draw:text-box>
            <text:p text:style-name="a1286" text:class-names="" text:cond-style-name=""><text:span text:style-name="a1285" text:class-names="">Projet UF</text:span></text:p>
          </draw:text-box>
          <svg:title/>
          <svg:desc/>
        </draw:frame>
        <draw:frame draw:id="id197" presentation:style-name="a1296" draw:name="Sous-titre 2" svg:x="0.59055in" svg:y="5.11811in" svg:width="10.03937in" svg:height="2.75591in" presentation:class="subtitle" presentation:placeholder="false">
          <draw:text-box>
            <text:p text:style-name="a1289" text:class-names="" text:cond-style-name=""><text:span text:style-name="a1288" text:class-names="">Groupe : Killian Buton, Arthur Laforest, Baptiste Bonnin</text:span></text:p>
            <text:p text:style-name="a1291" text:class-names="" text:cond-style-name=""><text:span text:style-name="a1290" text:class-names=""/></text:p>
            <text:p text:style-name="a1293" text:class-names="" text:cond-style-name=""><text:span text:style-name="a1292" text:class-names=""/></text:p>
            <text:p text:style-name="a1295" text:class-names="" text:cond-style-name=""><text:span text:style-name="a1294" text:class-names=""/></text:p>
          </draw:text-box>
          <svg:title/>
          <svg:desc/>
        </draw:frame>
        <draw:frame draw:id="id198" draw:style-name="a1299" draw:name="ZoneTexte 3" svg:x="0.3937in" svg:y="7.55906in" svg:width="1.73228in" svg:height="0.67913in">
          <draw:text-box>
            <text:p text:style-name="a1298" text:class-names="" text:cond-style-name=""><text:span text:style-name="a1297" text:class-names="">Année : 2019/2020</text:span></text:p>
          </draw:text-box>
          <svg:title/>
          <svg:desc/>
        </draw:frame>
        <draw:frame draw:id="id199" draw:style-name="a1302" draw:name="ZoneTexte 4" svg:x="7.95276in" svg:y="7.55906in" svg:width="2.75591in" svg:height="0.67913in">
          <draw:text-box>
            <text:p text:style-name="a1301" text:class-names="" text:cond-style-name=""><text:span text:style-name="a1300" text:class-names="">Ynov Bordeaux Campus</text:span></text:p>
          </draw:text-box>
          <svg:title/>
          <svg:desc/>
        </draw:frame>
        <draw:frame draw:id="id200" draw:style-name="a1305" draw:name="ZoneTexte 5" svg:x="8.58277in" svg:y="0.18956in" svg:width="2.1259in" svg:height="0.40757in">
          <draw:text-box>
            <text:p text:style-name="a1304" text:class-names="" text:cond-style-name=""><text:span text:style-name="a1303" text:class-names="">Jeudi 30 Avril 2020</text:span></text:p>
          </draw:text-box>
          <svg:title/>
          <svg:desc/>
        </draw:frame>
        <presentation:notes draw:style-name="a1312">
          <draw:frame draw:id="id201" draw:style-name="a1309" draw:name="Espace réservé du numéro de diapositive 6" svg:x="4.67953in" svg:y="11.10827in" svg:width="3.5878in" svg:height="0.58425in">
            <draw:text-box>
              <text:p text:style-name="a1308" text:class-names="" text:cond-style-name=""><text:span text:style-name="a1306" text:class-names=""><text:page-number style:num-format="1" text:fixed="false"/></text:span><text:span text:style-name="a1307" text:class-names=""/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02" presentation:style-name="a1310" draw:name="Espace réservé de l'image des diapositives 1">
            <svg:title/>
            <svg:desc/>
          </draw:page-thumbnail>
          <draw:frame draw:id="id203" presentation:style-name="a131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313" draw:master-page-name="Master1-Layout7-blank-Vide" presentation:presentation-page-layout-name="Master1-PPL7" draw:id="Slide-257">
        <draw:frame draw:id="id204" draw:style-name="a1317" draw:name="Espace réservé du numéro de diapositive 3" svg:x="0.19685in" svg:y="7.48031in" svg:width="0.59055in" svg:height="0.59055in">
          <draw:text-box>
            <text:p text:style-name="a1316" text:class-names="" text:cond-style-name=""><text:span text:style-name="a1314" text:class-names=""><text:page-number style:num-format="1" text:fixed="false"/></text:span><text:span text:style-name="a1315" text:class-names=""/></text:p>
          </draw:text-box>
          <svg:title/>
          <svg:desc/>
        </draw:frame>
        <draw:frame draw:id="id205" presentation:style-name="a1324" draw:name="Titre 1" svg:x="0.3937in" svg:y="0.61702in" svg:width="5.90417in" svg:height="0.54816in" presentation:class="title" presentation:placeholder="false">
          <draw:text-box>
            <text:p text:style-name="a1323" text:class-names="" text:cond-style-name=""><text:span text:style-name="a1318" text:class-names="">Présentation<text:s text:c="1"/></text:span><text:span text:style-name="a1319" text:class-names="">globale<text:s text:c="1"/></text:span><text:span text:style-name="a1320" text:class-names="">du<text:s text:c="1"/></text:span><text:span text:style-name="a1321" text:class-names="">projet</text:span><text:span text:style-name="a1322" text:class-names=""/></text:p>
          </draw:text-box>
          <svg:title/>
          <svg:desc/>
        </draw:frame>
        <draw:frame draw:id="id206" presentation:style-name="a1354" draw:name="Espace réservé du texte 2" svg:x="0.3937in" svg:y="2.16535in" svg:width="10.03937in" svg:height="5.11811in" presentation:class="outline" presentation:placeholder="false">
          <draw:text-box>
            <text:list text:style-name="a1328">
              <text:list-item>
                <text:p text:style-name="a1327" text:class-names="" text:cond-style-name=""><text:span text:style-name="a1325" text:class-names="">Ce que nous pouvions faire :<text:s text:c="1"/></text:span><text:span text:style-name="a1326" text:class-names=""/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/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-Sujet 1 : Spotify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  <text:list text:style-name="a1342">
              <text:list-item>
                <text:p text:style-name="a1341" text:class-names="" text:cond-style-name=""><text:span text:style-name="a1338" text:class-names="">-Sujet 2 : Site internet regroupant tous les composants de notre laptop et voir si tous les drivers sont<text:s text:c="1"/></text:span><text:span text:style-name="a1339" text:class-names="">à<text:s text:c="1"/></text:span><text:span text:style-name="a1340" text:class-names="">jours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/></text:p>
              </text:list-item>
            </text:list>
            <text:list text:style-name="a1350">
              <text:list-item>
                <text:p text:style-name="a1349" text:class-names="" text:cond-style-name=""><text:span text:style-name="a1346" text:class-names="">-Sujet 3 : Site internet<text:s text:c="1"/></text:span><text:span text:style-name="a1347" text:class-names="">pour le stream de Arthur, et exploitation de l’api d’un jeu</text:span><text:span text:style-name="a1348" text:class-names=""/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/></text:p>
              </text:list-item>
            </text:list>
          </draw:text-box>
          <svg:title/>
          <svg:desc/>
        </draw:frame>
        <draw:frame draw:id="id207" draw:style-name="a1357" draw:name="ZoneTexte 4" svg:x="1.02273in" svg:y="7.52315in" svg:width="6.96591in" svg:height="0.50488in">
          <draw:text-box>
            <text:p text:style-name="a1356" text:class-names="" text:cond-style-name=""><text:span text:style-name="a1355" text:class-names="">Ynov Bordeaux Campus</text:span></text:p>
          </draw:text-box>
          <svg:title/>
          <svg:desc/>
        </draw:frame>
        <draw:frame draw:id="id208" draw:style-name="a1360" draw:name="ZoneTexte 5" svg:x="8.31818in" svg:y="7.52315in" svg:width="2.60227in" svg:height="0.50488in">
          <draw:text-box>
            <text:p text:style-name="a1359" text:class-names="" text:cond-style-name=""><text:span text:style-name="a1358" text:class-names="">2019/2020</text:span></text:p>
          </draw:text-box>
          <svg:title/>
          <svg:desc/>
        </draw:frame>
        <presentation:notes draw:style-name="a1367">
          <draw:frame draw:id="id209" draw:style-name="a1364" draw:name="Espace réservé du numéro de diapositive 6" svg:x="4.67953in" svg:y="11.10827in" svg:width="3.5878in" svg:height="0.58425in">
            <draw:text-box>
              <text:p text:style-name="a1363" text:class-names="" text:cond-style-name=""><text:span text:style-name="a1361" text:class-names=""><text:page-number style:num-format="1" text:fixed="false"/></text:span><text:span text:style-name="a1362" text:class-names=""/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10" presentation:style-name="a1365" draw:name="Espace réservé de l'image des diapositives 1">
            <svg:title/>
            <svg:desc/>
          </draw:page-thumbnail>
          <draw:frame draw:id="id211" presentation:style-name="a136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368" draw:master-page-name="Master1-Layout7-blank-Vide" presentation:presentation-page-layout-name="Master1-PPL7" draw:id="Slide-258">
        <draw:frame draw:id="id212" draw:style-name="a1372" draw:name="Espace réservé du numéro de diapositive 3" svg:x="0.19685in" svg:y="7.48031in" svg:width="0.59055in" svg:height="0.59055in">
          <draw:text-box>
            <text:p text:style-name="a1371" text:class-names="" text:cond-style-name=""><text:span text:style-name="a1369" text:class-names=""><text:page-number style:num-format="1" text:fixed="false"/></text:span><text:span text:style-name="a1370" text:class-names=""/></text:p>
          </draw:text-box>
          <svg:title/>
          <svg:desc/>
        </draw:frame>
        <draw:frame draw:id="id213" presentation:style-name="a1377" draw:name="Titre 1" svg:x="0.42474in" svg:y="0.60638in" svg:width="4.98864in" svg:height="0.52882in" presentation:class="title" presentation:placeholder="false">
          <draw:text-box>
            <text:p text:style-name="a1376" text:class-names="" text:cond-style-name=""><text:span text:style-name="a1373" text:class-names="">Ce que nous avons<text:s text:c="1"/></text:span><text:span text:style-name="a1374" text:class-names="">choisis</text:span><text:span text:style-name="a1375" text:class-names=""/></text:p>
          </draw:text-box>
          <svg:title/>
          <svg:desc/>
        </draw:frame>
        <draw:frame draw:id="id214" presentation:style-name="a1386" draw:name="Espace réservé du texte 2" svg:x="0.42177in" svg:y="3.731in" svg:width="10.18077in" svg:height="1.19635in" presentation:class="outline" presentation:placeholder="false">
          <draw:text-box>
            <text:list text:style-name="a1382">
              <text:list-item>
                <text:p text:style-name="a1381" text:class-names="" text:cond-style-name=""><text:span text:style-name="a1378" text:class-names="">Nous avons donc<text:s text:c="1"/></text:span><text:span text:style-name="a1379" text:class-names="">choisis de faire<text:s text:c="1"/></text:span><text:span text:style-name="a1380" text:class-names="">le sujet 3 car c’est celui qui nous paraissait le plus intéressant.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/></text:p>
              </text:list-item>
            </text:list>
          </draw:text-box>
          <svg:title/>
          <svg:desc/>
        </draw:frame>
        <draw:frame draw:id="id215" draw:style-name="a1389" draw:name="ZoneTexte 6" svg:x="1.02273in" svg:y="7.52315in" svg:width="6.96591in" svg:height="0.50488in">
          <draw:text-box>
            <text:p text:style-name="a1388" text:class-names="" text:cond-style-name=""><text:span text:style-name="a1387" text:class-names="">Ynov Bordeaux Campus</text:span></text:p>
          </draw:text-box>
          <svg:title/>
          <svg:desc/>
        </draw:frame>
        <draw:frame draw:id="id216" draw:style-name="a1392" draw:name="ZoneTexte 8" svg:x="8.31818in" svg:y="7.52315in" svg:width="2.60227in" svg:height="0.50488in">
          <draw:text-box>
            <text:p text:style-name="a1391" text:class-names="" text:cond-style-name=""><text:span text:style-name="a1390" text:class-names="">2019/2020</text:span></text:p>
          </draw:text-box>
          <svg:title/>
          <svg:desc/>
        </draw:frame>
        <presentation:notes draw:style-name="a1399">
          <draw:frame draw:id="id217" draw:style-name="a1396" draw:name="Espace réservé du numéro de diapositive 6" svg:x="4.67953in" svg:y="11.10827in" svg:width="3.5878in" svg:height="0.58425in">
            <draw:text-box>
              <text:p text:style-name="a1395" text:class-names="" text:cond-style-name=""><text:span text:style-name="a1393" text:class-names=""><text:page-number style:num-format="1" text:fixed="false"/></text:span><text:span text:style-name="a1394" text:class-names=""/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18" presentation:style-name="a1397" draw:name="Espace réservé de l'image des diapositives 1">
            <svg:title/>
            <svg:desc/>
          </draw:page-thumbnail>
          <draw:frame draw:id="id219" presentation:style-name="a139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1400" draw:master-page-name="Master1-Layout7-blank-Vide" presentation:presentation-page-layout-name="Master1-PPL7" draw:id="Slide-261">
        <draw:frame draw:id="id220" draw:style-name="a1404" draw:name="Espace réservé du numéro de diapositive 3" svg:x="0.19685in" svg:y="7.48031in" svg:width="0.59055in" svg:height="0.59055in">
          <draw:text-box>
            <text:p text:style-name="a1403" text:class-names="" text:cond-style-name=""><text:span text:style-name="a1401" text:class-names=""><text:page-number style:num-format="1" text:fixed="false"/></text:span><text:span text:style-name="a1402" text:class-names=""/></text:p>
          </draw:text-box>
          <svg:title/>
          <svg:desc/>
        </draw:frame>
        <draw:frame draw:id="id221" draw:style-name="a1407" draw:name="ZoneTexte 2" svg:x="1.02273in" svg:y="7.52315in" svg:width="6.96591in" svg:height="0.50488in">
          <draw:text-box>
            <text:p text:style-name="a1406" text:class-names="" text:cond-style-name=""><text:span text:style-name="a1405" text:class-names="">Ynov Bordeaux Campus</text:span></text:p>
          </draw:text-box>
          <svg:title/>
          <svg:desc/>
        </draw:frame>
        <draw:frame draw:id="id222" draw:style-name="a1410" draw:name="ZoneTexte 4" svg:x="8.31818in" svg:y="7.52315in" svg:width="2.60227in" svg:height="0.50488in">
          <draw:text-box>
            <text:p text:style-name="a1409" text:class-names="" text:cond-style-name=""><text:span text:style-name="a1408" text:class-names="">2019/2020</text:span></text:p>
          </draw:text-box>
          <svg:title/>
          <svg:desc/>
        </draw:frame>
        <draw:frame draw:id="id223" draw:style-name="a1414" draw:name="ZoneTexte 4" svg:x="0.49212in" svg:y="0.55364in" svg:width="4.24468in" svg:height="0.63952in">
          <draw:text-box>
            <text:p text:style-name="a1413" text:class-names="" text:cond-style-name=""><text:span text:style-name="a1411" text:class-names="">Technologies utilisé</text:span><text:span text:style-name="a1412" text:class-names=""/></text:p>
          </draw:text-box>
          <svg:title/>
          <svg:desc/>
        </draw:frame>
        <draw:frame draw:id="id224" draw:style-name="a1431" draw:name="ZoneTexte 5" svg:x="2.0292in" svg:y="2.73684in" svg:width="6.96591in" svg:height="2.79368in">
          <draw:text-box>
            <text:p text:style-name="a1416" text:class-names="" text:cond-style-name=""><text:span text:style-name="a1415" text:class-names="">- HTML / CSS / JAVASCRIPT</text:span></text:p>
            <text:p text:style-name="a1418" text:class-names="" text:cond-style-name=""><text:span text:style-name="a1417" text:class-names=""><text:s text:c="1"/></text:span></text:p>
            <text:p text:style-name="a1425" text:class-names="" text:cond-style-name=""><text:span text:style-name="a1419" text:class-names="">- NGINX pour</text:span><text:span text:style-name="a1420" text:class-names=""><text:s text:c="1"/></text:span><text:span text:style-name="a1421" text:class-names="">le</text:span><text:span text:style-name="a1422" text:class-names=""><text:s text:c="1"/></text:span><text:span text:style-name="a1423" text:class-names="">serveur</text:span><text:span text:style-name="a1424" text:class-names=""/></text:p>
            <text:list text:style-name="a1428">
              <text:list-item>
                <text:p text:style-name="a1427" text:class-names="" text:cond-style-name=""><text:span text:style-name="a1426" text:class-names=""/></text:p>
              </text:list-item>
            </text:list>
            <text:p text:style-name="a1430" text:class-names="" text:cond-style-name=""><text:span text:style-name="a1429" text:class-names="">- API Riot Games</text:span></text:p>
          </draw:text-box>
          <svg:title/>
          <svg:desc/>
        </draw:frame>
        <presentation:notes draw:style-name="a1438">
          <draw:page-thumbnail draw:page-number="4" svg:x="1.21007in" svg:y="0.88889in" svg:width="5.84549in" svg:height="4.38368in" presentation:class="page" draw:id="id225" presentation:style-name="a1432" draw:name="Espace réservé de l'image des diapositives 1">
            <svg:title/>
            <svg:desc/>
          </draw:page-thumbnail>
          <draw:frame draw:id="id226" presentation:style-name="a143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227" draw:style-name="a1437" draw:name="Espace réservé du numéro de diapositive 3" svg:x="4.67953in" svg:y="11.10827in" svg:width="3.5878in" svg:height="0.58425in">
            <draw:text-box>
              <text:p text:style-name="a1436" text:class-names="" text:cond-style-name=""><text:span text:style-name="a1434" text:class-names=""><text:page-number style:num-format="1" text:fixed="false"/></text:span><text:span text:style-name="a1435" text:class-names=""/></text:p>
            </draw:text-box>
            <svg:title/>
            <svg:desc/>
          </draw:frame>
        </presentation:notes>
      </draw:page>
      <draw:page draw:name="Slide4" draw:style-name="a1439" draw:master-page-name="Master1-Layout7-blank-Vide" presentation:presentation-page-layout-name="Master1-PPL7" draw:id="Slide-259">
        <draw:frame draw:id="id228" draw:style-name="a1443" draw:name="Espace réservé du numéro de diapositive 3" svg:x="0.19685in" svg:y="7.48031in" svg:width="0.59055in" svg:height="0.59055in">
          <draw:text-box>
            <text:p text:style-name="a1442" text:class-names="" text:cond-style-name=""><text:span text:style-name="a1440" text:class-names=""><text:page-number style:num-format="1" text:fixed="false"/></text:span><text:span text:style-name="a1441" text:class-names=""/></text:p>
          </draw:text-box>
          <svg:title/>
          <svg:desc/>
        </draw:frame>
        <draw:frame draw:id="id229" draw:style-name="a1446" draw:name="ZoneTexte 2" svg:x="1.02273in" svg:y="7.52315in" svg:width="6.96591in" svg:height="0.50488in">
          <draw:text-box>
            <text:p text:style-name="a1445" text:class-names="" text:cond-style-name=""><text:span text:style-name="a1444" text:class-names="">Ynov Bordeaux Campus</text:span></text:p>
          </draw:text-box>
          <svg:title/>
          <svg:desc/>
        </draw:frame>
        <draw:frame draw:id="id230" draw:style-name="a1449" draw:name="ZoneTexte 4" svg:x="8.31818in" svg:y="7.52315in" svg:width="2.60227in" svg:height="0.50488in">
          <draw:text-box>
            <text:p text:style-name="a1448" text:class-names="" text:cond-style-name=""><text:span text:style-name="a1447" text:class-names="">2019/2020</text:span></text:p>
          </draw:text-box>
          <svg:title/>
          <svg:desc/>
        </draw:frame>
        <draw:frame draw:id="id231" draw:style-name="a1453" draw:name="ZoneTexte 4" svg:x="0.49212in" svg:y="0.57447in" svg:width="4.24468in" svg:height="0.63952in">
          <draw:text-box>
            <text:p text:style-name="a1452" text:class-names="" text:cond-style-name=""><text:span text:style-name="a1450" text:class-names="">Difficultés rencontré</text:span><text:span text:style-name="a1451" text:class-names=""/></text:p>
          </draw:text-box>
          <svg:title/>
          <svg:desc/>
        </draw:frame>
        <draw:frame draw:id="id232" draw:style-name="a1460" draw:name="ZoneTexte 5" svg:x="2.0292in" svg:y="3.27538in" svg:width="6.96591in" svg:height="1.7166in">
          <draw:text-box>
            <text:p text:style-name="a1455" text:class-names="" text:cond-style-name=""><text:span text:style-name="a1454" text:class-names="">- L’utilisation de l’API</text:span></text:p>
            <text:p text:style-name="a1457" text:class-names="" text:cond-style-name=""><text:span text:style-name="a1456" text:class-names=""><text:s text:c="1"/></text:span></text:p>
            <text:p text:style-name="a1459" text:class-names="" text:cond-style-name=""><text:span text:style-name="a1458" text:class-names="">- Mise en place du serveur</text:span></text:p>
          </draw:text-box>
          <svg:title/>
          <svg:desc/>
        </draw:frame>
        <presentation:notes draw:style-name="a1467">
          <draw:page-thumbnail draw:page-number="5" svg:x="1.21007in" svg:y="0.88889in" svg:width="5.84549in" svg:height="4.38368in" presentation:class="page" draw:id="id233" presentation:style-name="a1461" draw:name="Espace réservé de l'image des diapositives 1">
            <svg:title/>
            <svg:desc/>
          </draw:page-thumbnail>
          <draw:frame draw:id="id234" presentation:style-name="a146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235" draw:style-name="a1466" draw:name="Espace réservé du numéro de diapositive 3" svg:x="4.67953in" svg:y="11.10827in" svg:width="3.5878in" svg:height="0.58425in">
            <draw:text-box>
              <text:p text:style-name="a1465" text:class-names="" text:cond-style-name=""><text:span text:style-name="a1463" text:class-names=""><text:page-number style:num-format="1" text:fixed="false"/></text:span><text:span text:style-name="a1464" text:class-names=""/></text:p>
            </draw:text-box>
            <svg:title/>
            <svg:desc/>
          </draw:frame>
        </presentation:notes>
      </draw:page>
      <draw:page draw:name="Slide5" draw:style-name="a1468" draw:master-page-name="Master1-Layout7-blank-Vide" presentation:presentation-page-layout-name="Master1-PPL7" draw:id="Slide-260">
        <draw:frame draw:id="id236" draw:style-name="a1477" draw:name="ZoneTexte 1" svg:x="0.36364in" svg:y="0.52273in" svg:width="9.97727in" svg:height="1.17806in">
          <draw:text-box>
            <text:p text:style-name="a1474" text:class-names="" text:cond-style-name=""><text:span text:style-name="a1469" text:class-names="">Passons<text:s text:c="1"/></text:span><text:span text:style-name="a1470" text:class-names="">à<text:s text:c="1"/></text:span><text:span text:style-name="a1471" text:class-names="">la<text:s text:c="1"/></text:span><text:span text:style-name="a1472" text:class-names="">démonstration<text:s text:c="1"/></text:span><text:span text:style-name="a1473" text:class-names="">du site<text:s text:c="1"/></text:span></text:p>
            <text:p text:style-name="a1476" text:class-names="" text:cond-style-name=""><text:span text:style-name="a1475" text:class-names=""/></text:p>
          </draw:text-box>
          <svg:title/>
          <svg:desc/>
        </draw:frame>
        <draw:frame draw:id="id237" draw:style-name="a1481" draw:name="Espace réservé du numéro de diapositive 3" svg:x="0.19685in" svg:y="7.48031in" svg:width="0.59055in" svg:height="0.59055in">
          <draw:text-box>
            <text:p text:style-name="a1480" text:class-names="" text:cond-style-name=""><text:span text:style-name="a1478" text:class-names=""><text:page-number style:num-format="1" text:fixed="false"/></text:span><text:span text:style-name="a1479" text:class-names=""/></text:p>
          </draw:text-box>
          <svg:title/>
          <svg:desc/>
        </draw:frame>
        <draw:frame draw:id="id238" draw:style-name="a1484" draw:name="ZoneTexte 9" svg:x="1.02273in" svg:y="7.52315in" svg:width="6.96591in" svg:height="0.50488in">
          <draw:text-box>
            <text:p text:style-name="a1483" text:class-names="" text:cond-style-name=""><text:span text:style-name="a1482" text:class-names="">Ynov Bordeaux Campus</text:span></text:p>
          </draw:text-box>
          <svg:title/>
          <svg:desc/>
        </draw:frame>
        <draw:frame draw:id="id239" draw:style-name="a1487" draw:name="ZoneTexte 10" svg:x="8.31818in" svg:y="7.52315in" svg:width="2.60227in" svg:height="0.50488in">
          <draw:text-box>
            <text:p text:style-name="a1486" text:class-names="" text:cond-style-name=""><text:span text:style-name="a1485" text:class-names="">2019/2020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2" style:display-name="Titre et contenu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4" style:display-name="Deux contenus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6" style:display-name="Titre seul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7" style:display-name="Vide"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0" style:display-name="Titre et texte vertical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1" style:display-name="Titre vertical et texte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Titre et contenu">
      <presentation:placeholder presentation:object="title" svg:x="0.3937in" svg:y="3.64173in" svg:width="10.23622in" svg:height="0.98425in"/>
      <presentation:placeholder presentation:object="object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Deux contenus">
      <presentation:placeholder presentation:object="title" svg:x="0.3937in" svg:y="3.64173in" svg:width="10.23622in" svg:height="0.98425in"/>
      <presentation:placeholder presentation:object="object" svg:x="0.59028in" svg:y="5.11806in" svg:width="4.93576in" svg:height="2.75521in"/>
      <presentation:placeholder presentation:object="object" svg:x="5.69271in" svg:y="5.11806in" svg:width="4.9375in" svg:height="2.7552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Titre seul">
      <presentation:placeholder presentation:object="title" svg:x="0.3937in" svg:y="3.64173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Vide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Titre et texte vertical">
      <presentation:placeholder presentation:object="title" svg:x="0.3937in" svg:y="3.64173in" svg:width="10.23622in" svg:height="0.98425in"/>
      <presentation:placeholder presentation:object="outline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Titre vertical et texte">
      <presentation:placeholder presentation:object="title" svg:x="8.07118in" svg:y="3.64236in" svg:width="2.55903in" svg:height="4.2309in"/>
      <presentation:placeholder presentation:object="outline" svg:x="0.3941in" svg:y="3.64236in" svg:width="7.51042in" svg:height="4.230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7">
      <style:graphic-properties draw:fill="none" draw:stroke="none"/>
    </style:style>
    <style:style style:family="paragraph" style:name="a23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draw:fill="none" draw:stroke="non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draw:fill="none" draw:stroke="non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70">
      <style:graphic-properties draw:fill="none" draw:stroke="non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draw:fill="none" draw:stroke="non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draw:fill="none" draw:stroke="non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draw:fill="none" draw:stroke="non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7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9">
      <style:graphic-properties draw:fill="none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draw:fill="none" draw:stroke="non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draw:fill="none" draw:stroke="none"/>
    </style:style>
    <style:style style:family="graphic" style:name="a4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none"/>
    </style:style>
    <style:style style:family="presentation" style:name="a10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draw:fill="none" draw:stroke="none"/>
    </style:style>
    <style:style style:family="graphic" style:name="a45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draw:fill="none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draw:fill="none" draw:stroke="non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1">
      <style:graphic-properties draw:fill="none" draw:stroke="non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non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draw:fill="none" draw:stroke="non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6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2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6">
      <style:graphic-properties draw:fill="none" draw:stroke="non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draw:fill="none" draw:stroke="non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draw:fill="none" draw:stroke="non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draw:fill="none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draw:fill="none" draw:stroke="non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9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draw:fill="none" draw:stroke="non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0in" svg:y="0.19685in" svg:width="10.62992in" svg:height="1.37795in" draw:id="id0" draw:style-name="a3" draw:name="Forme libre : form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" draw:style-name="a6" draw:name="Forme libre : forme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" draw:style-name="a9" draw:name="Forme libre : forme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" draw:style-name="a12" draw:name="Forme libre : forme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" presentation:style-name="a15" draw:name="Espace réservé du titre 5" svg:x="0.3937in" svg:y="0.3937in" svg:width="10.23622in" svg:height="0.98425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1" draw:name="Espace réservé du texte 6" svg:x="0.3937in" svg:y="2.16535in" svg:width="10.03937in" svg:height="5.11811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quez pour modifier les styles du texte du masque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Deuxième niveau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4" draw:name="Espace réservé de la date 7" svg:x="8.26772in" svg:y="7.48031in" svg:width="2.55906in" svg:height="0.57047in" presentation:class="date-time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7" presentation:style-name="a37" draw:name="Espace réservé du pied de page 8" svg:x="1.1811in" svg:y="7.48031in" svg:width="3.54331in" svg:height="0.59055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8" presentation:style-name="a41" draw:name="Espace réservé du numéro de diapositive 9" svg:x="0.19685in" svg:y="7.48031in" svg:width="0.59055in" svg:height="0.590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title/>
        <svg:desc/>
      </draw:frame>
      <presentation:notes style:page-layout-name="pageLayout2" draw:style-name="a59">
        <draw:page-thumbnail svg:x="1.21063in" svg:y="0.88858in" svg:width="5.84567in" svg:height="4.38425in" presentation:class="page" draw:id="id9" presentation:style-name="a42" draw:name="Espace réservé de l'image des diapositives 1">
          <svg:title/>
          <svg:desc/>
        </draw:page-thumbnail>
        <draw:frame draw:id="id10" presentation:style-name="a45" draw:name="Espace réservé des notes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Espace réservé de l'en-tête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Espace réservé de la date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Espace réservé du pied de page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4" presentation:style-name="a58" draw:name="Espace réservé du numéro de diapositive 6" svg:x="4.67953in" svg:y="11.10827in" svg:width="3.5878in" svg:height="0.58425in" presentation:class="page-number" presentation:placeholder="false">
          <draw:text-box>
            <text:p text:style-name="a57" text:class-names="" text:cond-style-name=""><text:span text:style-name="a55" text:class-names=""><text:page-number style:num-format="1" text:fixed="false"/></text:span><text:span text:style-name="a56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custom-shape svg:x="0in" svg:y="0.19685in" svg:width="10.62992in" svg:height="1.37795in" draw:id="id15" draw:layer="Master1-bg" draw:style-name="a63" draw:name="Forme libre : forme 6">
        <svg:title/>
        <svg:desc/>
        <text:p text:style-name="a62" text:class-names="" text:cond-style-name=""><text:span text:style-name="a6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6" draw:layer="Master1-bg" draw:style-name="a66" draw:name="Forme libre : forme 7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7" draw:layer="Master1-bg" draw:style-name="a69" draw:name="Forme libre : forme 8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8" draw:layer="Master1-bg" draw:style-name="a72" draw:name="Forme libre : forme 9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75" draw:name="Titre 1" svg:x="1.37847in" svg:y="1.35243in" svg:width="8.26736in" svg:height="2.87847in" presentation:class="title" presentation:placeholder="false">
        <draw:text-box>
          <text:p text:style-name="a74" text:class-names="" text:cond-style-name=""><text:span text:style-name="a73" text:class-names="">Modifiez le style du titre</text:span></text:p>
        </draw:text-box>
        <svg:title/>
        <svg:desc/>
      </draw:frame>
      <draw:frame draw:id="id20" presentation:style-name="a78" draw:name="Sous-titre 2" svg:x="1.37847in" svg:y="4.34201in" svg:width="8.26736in" svg:height="1.99653in" presentation:class="subtitle" presentation:placeholder="false">
        <draw:text-box>
          <text:p text:style-name="a77" text:class-names="" text:cond-style-name=""><text:span text:style-name="a76" text:class-names="">Modifiez le style des sous-titres du masque</text:span></text:p>
        </draw:text-box>
        <svg:title/>
        <svg:desc/>
      </draw:frame>
      <draw:frame draw:id="id21" presentation:style-name="a81" draw:name="Espace réservé de la date 3" svg:x="8.26772in" svg:y="7.48031in" svg:width="2.55906in" svg:height="0.57047in" presentation:class="date-time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22" presentation:style-name="a84" draw:name="Espace réservé du pied de page 4" svg:x="1.1811in" svg:y="7.48031in" svg:width="3.54331in" svg:height="0.59055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3" presentation:style-name="a88" draw:name="Espace réservé du numéro de diapositive 5" svg:x="0.19685in" svg:y="7.48031in" svg:width="0.59055in" svg:height="0.59055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  <presentation:notes style:page-layout-name="pageLayout2" draw:style-name="a106">
        <draw:page-thumbnail svg:x="1.21063in" svg:y="0.88858in" svg:width="5.84567in" svg:height="4.38425in" presentation:class="page" draw:id="id9" presentation:style-name="a89" draw:name="Espace réservé de l'image des diapositives 1">
          <svg:title/>
          <svg:desc/>
        </draw:page-thumbnail>
        <draw:frame draw:id="id10" presentation:style-name="a92" draw:name="Espace réservé des notes 2" svg:x="0.82677in" svg:y="5.55394in" svg:width="6.61378in" svg:height="5.26142in" presentation:class="notes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11" presentation:style-name="a95" draw:name="Espace réservé de l'en-tête 3" svg:x="0in" svg:y="0in" svg:width="3.5878in" svg:height="0.58425in" presentation:class="head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12" presentation:style-name="a98" draw:name="Espace réservé de la date 4" svg:x="4.67953in" svg:y="0in" svg:width="3.5878in" svg:height="0.58425in" presentation:class="date-time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3" presentation:style-name="a101" draw:name="Espace réservé du pied de page 5" svg:x="0in" svg:y="11.10827in" svg:width="3.5878in" svg:height="0.58425in" presentation:class="foot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14" presentation:style-name="a105" draw:name="Espace réservé du numéro de diapositive 6" svg:x="4.67953in" svg:y="11.10827in" svg:width="3.5878in" svg:height="0.58425in" presentation:class="page-number" presentation:placeholder="false">
          <draw:text-box>
            <text:p text:style-name="a104" text:class-names="" text:cond-style-name=""><text:span text:style-name="a102" text:class-names=""><text:page-number style:num-format="1" text:fixed="false"/></text:span><text:span text:style-name="a103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custom-shape svg:x="0in" svg:y="0.19685in" svg:width="10.62992in" svg:height="1.37795in" draw:id="id24" draw:layer="Master1-bg" draw:style-name="a110" draw:name="Forme libre : forme 6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25" draw:layer="Master1-bg" draw:style-name="a113" draw:name="Forme libre : forme 7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6" draw:layer="Master1-bg" draw:style-name="a116" draw:name="Forme libre : forme 8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27" draw:layer="Master1-bg" draw:style-name="a119" draw:name="Forme libre : forme 9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8" presentation:style-name="a122" draw:name="Titre 1" svg:x="0.3937in" svg:y="0.3937in" svg:width="10.23622in" svg:height="0.98425in" presentation:class="title" presentation:placeholder="false">
        <draw:text-box>
          <text:p text:style-name="a121" text:class-names="" text:cond-style-name=""><text:span text:style-name="a120" text:class-names="">Modifiez le style du titre</text:span></text:p>
        </draw:text-box>
        <svg:title/>
        <svg:desc/>
      </draw:frame>
      <draw:frame draw:id="id29" presentation:style-name="a137" draw:name="Espace réservé du contenu 2" svg:x="0.3937in" svg:y="2.16535in" svg:width="10.03937in" svg:height="5.11811in" presentation:class="object" presentation:placeholder="false">
        <draw:text-box>
          <text:p text:style-name="a124" text:class-names="" text:cond-style-name=""><text:span text:style-name="a123" text:class-names="">Cliquez pour modifier les styles du texte du masque</text:span></text:p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Deuxième niveau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40" draw:name="Espace réservé de la date 3" svg:x="8.26772in" svg:y="7.48031in" svg:width="2.55906in" svg:height="0.57047in" presentation:class="date-tim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31" presentation:style-name="a143" draw:name="Espace réservé du pied de page 4" svg:x="1.1811in" svg:y="7.48031in" svg:width="3.54331in" svg:height="0.59055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32" presentation:style-name="a147" draw:name="Espace réservé du numéro de diapositive 5" svg:x="0.19685in" svg:y="7.48031in" svg:width="0.59055in" svg:height="0.59055in" presentation:class="page-number" presentation:placeholder="false">
        <draw:text-box>
          <text:p text:style-name="a146" text:class-names="" text:cond-style-name=""><text:span text:style-name="a144" text:class-names=""><text:page-number style:num-format="1" text:fixed="false"/></text:span><text:span text:style-name="a145" text:class-names=""/></text:p>
        </draw:text-box>
        <svg:title/>
        <svg:desc/>
      </draw:frame>
      <presentation:notes style:page-layout-name="pageLayout2" draw:style-name="a165">
        <draw:page-thumbnail svg:x="1.21063in" svg:y="0.88858in" svg:width="5.84567in" svg:height="4.38425in" presentation:class="page" draw:id="id9" presentation:style-name="a148" draw:name="Espace réservé de l'image des diapositives 1">
          <svg:title/>
          <svg:desc/>
        </draw:page-thumbnail>
        <draw:frame draw:id="id10" presentation:style-name="a151" draw:name="Espace réservé des notes 2" svg:x="0.82677in" svg:y="5.55394in" svg:width="6.61378in" svg:height="5.26142in" presentation:class="notes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11" presentation:style-name="a154" draw:name="Espace réservé de l'en-tête 3" svg:x="0in" svg:y="0in" svg:width="3.5878in" svg:height="0.58425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2" presentation:style-name="a157" draw:name="Espace réservé de la date 4" svg:x="4.67953in" svg:y="0in" svg:width="3.5878in" svg:height="0.58425in" presentation:class="date-time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3" presentation:style-name="a160" draw:name="Espace réservé du pied de page 5" svg:x="0in" svg:y="11.10827in" svg:width="3.5878in" svg:height="0.58425in" presentation:class="foot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14" presentation:style-name="a164" draw:name="Espace réservé du numéro de diapositive 6" svg:x="4.67953in" svg:y="11.10827in" svg:width="3.5878in" svg:height="0.58425in" presentation:class="page-number" presentation:placeholder="false">
          <draw:text-box>
            <text:p text:style-name="a163" text:class-names="" text:cond-style-name=""><text:span text:style-name="a161" text:class-names=""><text:page-number style:num-format="1" text:fixed="false"/></text:span><text:span text:style-name="a162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6">
      <draw:custom-shape svg:x="0in" svg:y="0.19685in" svg:width="10.62992in" svg:height="1.37795in" draw:id="id33" draw:layer="Master1-bg" draw:style-name="a169" draw:name="Forme libre : forme 6">
        <svg:title/>
        <svg:desc/>
        <text:p text:style-name="a168" text:class-names="" text:cond-style-name=""><text:span text:style-name="a16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34" draw:layer="Master1-bg" draw:style-name="a172" draw:name="Forme libre : forme 7">
        <svg:title/>
        <svg:desc/>
        <text:p text:style-name="a171" text:class-names="" text:cond-style-name=""><text:span text:style-name="a1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35" draw:layer="Master1-bg" draw:style-name="a175" draw:name="Forme libre : forme 8">
        <svg:title/>
        <svg:desc/>
        <text:p text:style-name="a174" text:class-names="" text:cond-style-name=""><text:span text:style-name="a17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6" draw:layer="Master1-bg" draw:style-name="a178" draw:name="Forme libre : forme 9">
        <svg:title/>
        <svg:desc/>
        <text:p text:style-name="a177" text:class-names="" text:cond-style-name=""><text:span text:style-name="a1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7" presentation:style-name="a181" draw:name="Titre 1" svg:x="0.75174in" svg:y="2.06076in" svg:width="9.50868in" svg:height="3.43924in" presentation:class="title" presentation:placeholder="false">
        <draw:text-box>
          <text:p text:style-name="a180" text:class-names="" text:cond-style-name=""><text:span text:style-name="a179" text:class-names="">Modifiez le style du titre</text:span></text:p>
        </draw:text-box>
        <svg:title/>
        <svg:desc/>
      </draw:frame>
      <draw:frame draw:id="id38" presentation:style-name="a185" draw:name="Espace réservé du texte 2" svg:x="0.75174in" svg:y="5.53299in" svg:width="9.50868in" svg:height="1.80729in" presentation:class="outline" presentation:placeholder="false">
        <draw:text-box>
          <text:list text:style-name="a184">
            <text:list-item>
              <text:p text:style-name="a183" text:class-names="" text:cond-style-name=""><text:span text:style-name="a182" text:class-names="">Cliquez pour modifier les styles du texte du masque</text:span></text:p>
            </text:list-item>
          </text:list>
        </draw:text-box>
        <svg:title/>
        <svg:desc/>
      </draw:frame>
      <draw:frame draw:id="id39" presentation:style-name="a188" draw:name="Espace réservé de la date 3" svg:x="8.26772in" svg:y="7.48031in" svg:width="2.55906in" svg:height="0.57047in" presentation:class="date-time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40" presentation:style-name="a191" draw:name="Espace réservé du pied de page 4" svg:x="1.1811in" svg:y="7.48031in" svg:width="3.54331in" svg:height="0.59055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41" presentation:style-name="a195" draw:name="Espace réservé du numéro de diapositive 5" svg:x="0.19685in" svg:y="7.48031in" svg:width="0.59055in" svg:height="0.59055in" presentation:class="page-number" presentation:placeholder="false">
        <draw:text-box>
          <text:p text:style-name="a194" text:class-names="" text:cond-style-name=""><text:span text:style-name="a192" text:class-names=""><text:page-number style:num-format="1" text:fixed="false"/></text:span><text:span text:style-name="a193" text:class-names=""/></text:p>
        </draw:text-box>
        <svg:title/>
        <svg:desc/>
      </draw:frame>
      <presentation:notes style:page-layout-name="pageLayout2" draw:style-name="a213">
        <draw:page-thumbnail svg:x="1.21063in" svg:y="0.88858in" svg:width="5.84567in" svg:height="4.38425in" presentation:class="page" draw:id="id9" presentation:style-name="a196" draw:name="Espace réservé de l'image des diapositives 1">
          <svg:title/>
          <svg:desc/>
        </draw:page-thumbnail>
        <draw:frame draw:id="id10" presentation:style-name="a199" draw:name="Espace réservé des note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11" presentation:style-name="a202" draw:name="Espace réservé de l'en-tête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2" presentation:style-name="a205" draw:name="Espace réservé de la date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13" presentation:style-name="a208" draw:name="Espace réservé du pied de page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4" presentation:style-name="a212" draw:name="Espace réservé du numéro de diapositive 6" svg:x="4.67953in" svg:y="11.10827in" svg:width="3.5878in" svg:height="0.58425in" presentation:class="page-number" presentation:placeholder="false">
          <draw:text-box>
            <text:p text:style-name="a211" text:class-names="" text:cond-style-name=""><text:span text:style-name="a209" text:class-names=""><text:page-number style:num-format="1" text:fixed="false"/></text:span><text:span text:style-name="a210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4">
      <draw:custom-shape svg:x="0in" svg:y="0.19685in" svg:width="10.62992in" svg:height="1.37795in" draw:id="id42" draw:layer="Master1-bg" draw:style-name="a217" draw:name="Forme libre : forme 7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43" draw:layer="Master1-bg" draw:style-name="a220" draw:name="Forme libre : forme 8">
        <svg:title/>
        <svg:desc/>
        <text:p text:style-name="a219" text:class-names="" text:cond-style-name=""><text:span text:style-name="a2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44" draw:layer="Master1-bg" draw:style-name="a223" draw:name="Forme libre : forme 9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45" draw:layer="Master1-bg" draw:style-name="a226" draw:name="Forme libre : forme 10">
        <svg:title/>
        <svg:desc/>
        <text:p text:style-name="a225" text:class-names="" text:cond-style-name=""><text:span text:style-name="a22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6" presentation:style-name="a229" draw:name="Titre 1" svg:x="0.3937in" svg:y="0.3937in" svg:width="10.23622in" svg:height="0.98425in" presentation:class="title" presentation:placeholder="false">
        <draw:text-box>
          <text:p text:style-name="a228" text:class-names="" text:cond-style-name=""><text:span text:style-name="a227" text:class-names="">Modifiez le style du titre</text:span></text:p>
        </draw:text-box>
        <svg:title/>
        <svg:desc/>
      </draw:frame>
      <draw:frame draw:id="id47" presentation:style-name="a244" draw:name="Espace réservé du contenu 2" svg:x="0.3941in" svg:y="2.16493in" svg:width="4.93576in" svg:height="5.11806in" presentation:class="object" presentation:placeholder="false">
        <draw:text-box>
          <text:p text:style-name="a231" text:class-names="" text:cond-style-name=""><text:span text:style-name="a230" text:class-names="">Cliquez pour modifier les styles du texte du masque</text:span></text:p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Deuxième niveau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59" draw:name="Espace réservé du contenu 3" svg:x="5.49653in" svg:y="2.16493in" svg:width="4.93576in" svg:height="5.1180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62" draw:name="Espace réservé de la date 4" svg:x="8.26772in" svg:y="7.48031in" svg:width="2.55906in" svg:height="0.5704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50" presentation:style-name="a265" draw:name="Espace réservé du pied de page 5" svg:x="1.1811in" svg:y="7.48031in" svg:width="3.54331in" svg:height="0.59055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51" presentation:style-name="a269" draw:name="Espace réservé du numéro de diapositive 6" svg:x="0.19685in" svg:y="7.48031in" svg:width="0.59055in" svg:height="0.59055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/></text:span><text:span text:style-name="a267" text:class-names=""/></text:p>
        </draw:text-box>
        <svg:title/>
        <svg:desc/>
      </draw:frame>
      <presentation:notes style:page-layout-name="pageLayout2" draw:style-name="a287">
        <draw:page-thumbnail svg:x="1.21063in" svg:y="0.88858in" svg:width="5.84567in" svg:height="4.38425in" presentation:class="page" draw:id="id9" presentation:style-name="a270" draw:name="Espace réservé de l'image des diapositives 1">
          <svg:title/>
          <svg:desc/>
        </draw:page-thumbnail>
        <draw:frame draw:id="id10" presentation:style-name="a273" draw:name="Espace réservé des notes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11" presentation:style-name="a276" draw:name="Espace réservé de l'en-tête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12" presentation:style-name="a279" draw:name="Espace réservé de la date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3" presentation:style-name="a282" draw:name="Espace réservé du pied de page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4" presentation:style-name="a286" draw:name="Espace réservé du numéro de diapositive 6" svg:x="4.67953in" svg:y="11.10827in" svg:width="3.5878in" svg:height="0.58425in" presentation:class="page-number" presentation:placeholder="false">
          <draw:text-box>
            <text:p text:style-name="a285" text:class-names="" text:cond-style-name=""><text:span text:style-name="a283" text:class-names=""><text:page-number style:num-format="1" text:fixed="false"/></text:span><text:span text:style-name="a284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88">
      <draw:custom-shape svg:x="0in" svg:y="0.19685in" svg:width="10.62992in" svg:height="1.37795in" draw:id="id52" draw:layer="Master1-bg" draw:style-name="a291" draw:name="Forme libre : forme 9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53" draw:layer="Master1-bg" draw:style-name="a294" draw:name="Forme libre : forme 10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54" draw:layer="Master1-bg" draw:style-name="a297" draw:name="Forme libre : forme 11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55" draw:layer="Master1-bg" draw:style-name="a300" draw:name="Forme libre : forme 12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303" draw:name="Titre 1" svg:x="0.75868in" svg:y="0.44097in" svg:width="9.50868in" svg:height="1.59722in" presentation:class="title" presentation:placeholder="false">
        <draw:text-box>
          <text:p text:style-name="a302" text:class-names="" text:cond-style-name=""><text:span text:style-name="a301" text:class-names="">Modifiez le style du titre</text:span></text:p>
        </draw:text-box>
        <svg:title/>
        <svg:desc/>
      </draw:frame>
      <draw:frame draw:id="id57" presentation:style-name="a307" draw:name="Espace réservé du texte 2" svg:x="0.75868in" svg:y="2.02604in" svg:width="4.66493in" svg:height="0.99306in" presentation:class="outline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quez pour modifier les styles du texte du masque</text:span></text:p>
            </text:list-item>
          </text:list>
        </draw:text-box>
        <svg:title/>
        <svg:desc/>
      </draw:frame>
      <draw:frame draw:id="id58" presentation:style-name="a322" draw:name="Espace réservé du contenu 3" svg:x="0.75868in" svg:y="3.0191in" svg:width="4.66493in" svg:height="4.44271in" presentation:class="object" presentation:placeholder="false">
        <draw:text-box>
          <text:p text:style-name="a309" text:class-names="" text:cond-style-name=""><text:span text:style-name="a308" text:class-names="">Cliquez pour modifier les styles du texte du masque</text:span></text:p>
          <text:list text:style-name="a312">
            <text:list-item>
              <text:list text:style-name="a312">
                <text:list-item>
                  <text:p text:style-name="a311" text:class-names="" text:cond-style-name=""><text:span text:style-name="a310" text:class-names="">Deuxième niveau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p text:style-name="a317" text:class-names="" text:cond-style-name=""><text:span text:style-name="a3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26" draw:name="Espace réservé du texte 4" svg:x="5.5816in" svg:y="2.02604in" svg:width="4.68576in" svg:height="0.99306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quez pour modifier les styles du texte du masque</text:span></text:p>
            </text:list-item>
          </text:list>
        </draw:text-box>
        <svg:title/>
        <svg:desc/>
      </draw:frame>
      <draw:frame draw:id="id60" presentation:style-name="a341" draw:name="Espace réservé du contenu 5" svg:x="5.5816in" svg:y="3.0191in" svg:width="4.68576in" svg:height="4.44271in" presentation:class="object" presentation:placeholder="false">
        <draw:text-box>
          <text:p text:style-name="a328" text:class-names="" text:cond-style-name=""><text:span text:style-name="a327" text:class-names="">Cliquez pour modifier les styles du texte du masque</text:span></text:p>
          <text:list text:style-name="a331">
            <text:list-item>
              <text:list text:style-name="a331">
                <text:list-item>
                  <text:p text:style-name="a330" text:class-names="" text:cond-style-name=""><text:span text:style-name="a329" text:class-names="">Deuxième niveau</text:span></text:p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p text:style-name="a333" text:class-names="" text:cond-style-name=""><text:span text:style-name="a3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p text:style-name="a336" text:class-names="" text:cond-style-name=""><text:span text:style-name="a3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44" draw:name="Espace réservé de la date 6" svg:x="8.26772in" svg:y="7.48031in" svg:width="2.55906in" svg:height="0.57047in" presentation:class="date-time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62" presentation:style-name="a347" draw:name="Espace réservé du pied de page 7" svg:x="1.1811in" svg:y="7.48031in" svg:width="3.54331in" svg:height="0.59055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63" presentation:style-name="a351" draw:name="Espace réservé du numéro de diapositive 8" svg:x="0.19685in" svg:y="7.48031in" svg:width="0.59055in" svg:height="0.59055in" presentation:class="page-number" presentation:placeholder="false">
        <draw:text-box>
          <text:p text:style-name="a350" text:class-names="" text:cond-style-name=""><text:span text:style-name="a348" text:class-names=""><text:page-number style:num-format="1" text:fixed="false"/></text:span><text:span text:style-name="a349" text:class-names=""/></text:p>
        </draw:text-box>
        <svg:title/>
        <svg:desc/>
      </draw:frame>
      <presentation:notes style:page-layout-name="pageLayout2" draw:style-name="a369">
        <draw:page-thumbnail svg:x="1.21063in" svg:y="0.88858in" svg:width="5.84567in" svg:height="4.38425in" presentation:class="page" draw:id="id9" presentation:style-name="a352" draw:name="Espace réservé de l'image des diapositives 1">
          <svg:title/>
          <svg:desc/>
        </draw:page-thumbnail>
        <draw:frame draw:id="id10" presentation:style-name="a355" draw:name="Espace réservé des notes 2" svg:x="0.82677in" svg:y="5.55394in" svg:width="6.61378in" svg:height="5.26142in" presentation:class="notes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1" presentation:style-name="a358" draw:name="Espace réservé de l'en-tête 3" svg:x="0in" svg:y="0in" svg:width="3.5878in" svg:height="0.58425in" presentation:class="head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2" presentation:style-name="a361" draw:name="Espace réservé de la date 4" svg:x="4.67953in" svg:y="0in" svg:width="3.5878in" svg:height="0.58425in" presentation:class="date-time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3" presentation:style-name="a364" draw:name="Espace réservé du pied de page 5" svg:x="0in" svg:y="11.10827in" svg:width="3.5878in" svg:height="0.58425in" presentation:class="foot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4" presentation:style-name="a368" draw:name="Espace réservé du numéro de diapositive 6" svg:x="4.67953in" svg:y="11.10827in" svg:width="3.5878in" svg:height="0.58425in" presentation:class="page-number" presentation:placeholder="false">
          <draw:text-box>
            <text:p text:style-name="a367" text:class-names="" text:cond-style-name=""><text:span text:style-name="a365" text:class-names=""><text:page-number style:num-format="1" text:fixed="false"/></text:span><text:span text:style-name="a366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0">
      <draw:custom-shape svg:x="0in" svg:y="0.19685in" svg:width="10.62992in" svg:height="1.37795in" draw:id="id64" draw:layer="Master1-bg" draw:style-name="a373" draw:name="Forme libre : forme 5">
        <svg:title/>
        <svg:desc/>
        <text:p text:style-name="a372" text:class-names="" text:cond-style-name=""><text:span text:style-name="a37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65" draw:layer="Master1-bg" draw:style-name="a376" draw:name="Forme libre : forme 6">
        <svg:title/>
        <svg:desc/>
        <text:p text:style-name="a375" text:class-names="" text:cond-style-name=""><text:span text:style-name="a3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66" draw:layer="Master1-bg" draw:style-name="a379" draw:name="Forme libre : forme 7">
        <svg:title/>
        <svg:desc/>
        <text:p text:style-name="a378" text:class-names="" text:cond-style-name=""><text:span text:style-name="a3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67" draw:layer="Master1-bg" draw:style-name="a382" draw:name="Forme libre : forme 8">
        <svg:title/>
        <svg:desc/>
        <text:p text:style-name="a381" text:class-names="" text:cond-style-name=""><text:span text:style-name="a3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8" presentation:style-name="a385" draw:name="Titre 1" svg:x="0.3937in" svg:y="0.3937in" svg:width="10.23622in" svg:height="0.98425in" presentation:class="title" presentation:placeholder="false">
        <draw:text-box>
          <text:p text:style-name="a384" text:class-names="" text:cond-style-name=""><text:span text:style-name="a383" text:class-names="">Modifiez le style du titre</text:span></text:p>
        </draw:text-box>
        <svg:title/>
        <svg:desc/>
      </draw:frame>
      <draw:frame draw:id="id69" presentation:style-name="a388" draw:name="Espace réservé de la date 2" svg:x="8.26772in" svg:y="7.48031in" svg:width="2.55906in" svg:height="0.57047in" presentation:class="date-time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70" presentation:style-name="a391" draw:name="Espace réservé du pied de page 3" svg:x="1.1811in" svg:y="7.48031in" svg:width="3.54331in" svg:height="0.59055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71" presentation:style-name="a395" draw:name="Espace réservé du numéro de diapositive 4" svg:x="0.19685in" svg:y="7.48031in" svg:width="0.59055in" svg:height="0.59055in" presentation:class="page-number" presentation:placeholder="false">
        <draw:text-box>
          <text:p text:style-name="a394" text:class-names="" text:cond-style-name=""><text:span text:style-name="a392" text:class-names=""><text:page-number style:num-format="1" text:fixed="false"/></text:span><text:span text:style-name="a393" text:class-names=""/></text:p>
        </draw:text-box>
        <svg:title/>
        <svg:desc/>
      </draw:frame>
      <presentation:notes style:page-layout-name="pageLayout2" draw:style-name="a413">
        <draw:page-thumbnail svg:x="1.21063in" svg:y="0.88858in" svg:width="5.84567in" svg:height="4.38425in" presentation:class="page" draw:id="id9" presentation:style-name="a396" draw:name="Espace réservé de l'image des diapositives 1">
          <svg:title/>
          <svg:desc/>
        </draw:page-thumbnail>
        <draw:frame draw:id="id10" presentation:style-name="a399" draw:name="Espace réservé des notes 2" svg:x="0.82677in" svg:y="5.55394in" svg:width="6.61378in" svg:height="5.26142in" presentation:class="notes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1" presentation:style-name="a402" draw:name="Espace réservé de l'en-tête 3" svg:x="0in" svg:y="0in" svg:width="3.5878in" svg:height="0.58425in" presentation:class="head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2" presentation:style-name="a405" draw:name="Espace réservé de la date 4" svg:x="4.67953in" svg:y="0in" svg:width="3.5878in" svg:height="0.58425in" presentation:class="date-time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3" presentation:style-name="a408" draw:name="Espace réservé du pied de page 5" svg:x="0in" svg:y="11.10827in" svg:width="3.5878in" svg:height="0.58425in" presentation:class="foot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4" presentation:style-name="a412" draw:name="Espace réservé du numéro de diapositive 6" svg:x="4.67953in" svg:y="11.10827in" svg:width="3.5878in" svg:height="0.58425in" presentation:class="page-number" presentation:placeholder="false">
          <draw:text-box>
            <text:p text:style-name="a411" text:class-names="" text:cond-style-name=""><text:span text:style-name="a409" text:class-names=""><text:page-number style:num-format="1" text:fixed="false"/></text:span><text:span text:style-name="a410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14">
      <draw:custom-shape svg:x="0in" svg:y="0.19685in" svg:width="10.62992in" svg:height="1.37795in" draw:id="id72" draw:layer="Master1-bg" draw:style-name="a417" draw:name="Forme libre : forme 4">
        <svg:title/>
        <svg:desc/>
        <text:p text:style-name="a416" text:class-names="" text:cond-style-name=""><text:span text:style-name="a41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73" draw:layer="Master1-bg" draw:style-name="a420" draw:name="Forme libre : forme 5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74" draw:layer="Master1-bg" draw:style-name="a423" draw:name="Forme libre : forme 6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75" draw:layer="Master1-bg" draw:style-name="a426" draw:name="Forme libre : forme 7">
        <svg:title/>
        <svg:desc/>
        <text:p text:style-name="a425" text:class-names="" text:cond-style-name=""><text:span text:style-name="a42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429" draw:name="Espace réservé de la date 1" svg:x="8.26772in" svg:y="7.48031in" svg:width="2.55906in" svg:height="0.5704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77" presentation:style-name="a432" draw:name="Espace réservé du pied de page 2" svg:x="1.1811in" svg:y="7.48031in" svg:width="3.54331in" svg:height="0.59055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78" presentation:style-name="a436" draw:name="Espace réservé du numéro de diapositive 3" svg:x="0.19685in" svg:y="7.48031in" svg:width="0.59055in" svg:height="0.59055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4">
        <draw:page-thumbnail svg:x="1.21063in" svg:y="0.88858in" svg:width="5.84567in" svg:height="4.38425in" presentation:class="page" draw:id="id9" presentation:style-name="a437" draw:name="Espace réservé de l'image des diapositives 1">
          <svg:title/>
          <svg:desc/>
        </draw:page-thumbnail>
        <draw:frame draw:id="id10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1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2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3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4" presentation:style-name="a453" draw:name="Espace réservé du numéro de diapositive 6" svg:x="4.67953in" svg:y="11.10827in" svg:width="3.5878in" svg:height="0.58425in" presentation:class="page-number" presentation:placeholder="false">
          <draw:text-box>
            <text:p text:style-name="a452" text:class-names="" text:cond-style-name=""><text:span text:style-name="a450" text:class-names=""><text:page-number style:num-format="1" text:fixed="false"/></text:span><text:span text:style-name="a451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55">
      <draw:custom-shape svg:x="0in" svg:y="0.19685in" svg:width="10.62992in" svg:height="1.37795in" draw:id="id79" draw:layer="Master1-bg" draw:style-name="a458" draw:name="Forme libre : forme 7">
        <svg:title/>
        <svg:desc/>
        <text:p text:style-name="a457" text:class-names="" text:cond-style-name=""><text:span text:style-name="a45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80" draw:layer="Master1-bg" draw:style-name="a461" draw:name="Forme libre : forme 8">
        <svg:title/>
        <svg:desc/>
        <text:p text:style-name="a460" text:class-names="" text:cond-style-name=""><text:span text:style-name="a4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81" draw:layer="Master1-bg" draw:style-name="a464" draw:name="Forme libre : forme 9">
        <svg:title/>
        <svg:desc/>
        <text:p text:style-name="a463" text:class-names="" text:cond-style-name=""><text:span text:style-name="a4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82" draw:layer="Master1-bg" draw:style-name="a467" draw:name="Forme libre : forme 10">
        <svg:title/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470" draw:name="Titre 1" svg:x="0.75868in" svg:y="0.55035in" svg:width="3.55556in" svg:height="1.93056in" presentation:class="title" presentation:placeholder="false">
        <draw:text-box>
          <text:p text:style-name="a469" text:class-names="" text:cond-style-name=""><text:span text:style-name="a468" text:class-names="">Modifiez le style du titre</text:span></text:p>
        </draw:text-box>
        <svg:title/>
        <svg:desc/>
      </draw:frame>
      <draw:frame draw:id="id84" presentation:style-name="a485" draw:name="Espace réservé du contenu 2" svg:x="4.6875in" svg:y="1.19097in" svg:width="5.57986in" svg:height="5.875in" presentation:class="object" presentation:placeholder="false">
        <draw:text-box>
          <text:p text:style-name="a472" text:class-names="" text:cond-style-name=""><text:span text:style-name="a471" text:class-names="">Cliquez pour modifier les styles du texte du masque</text:span></text:p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Deuxième niveau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list text:style-name="a484">
                            <text:list-item>
                              <text:p text:style-name="a483" text:class-names="" text:cond-style-name=""><text:span text:style-name="a48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89" draw:name="Espace réservé du texte 3" svg:x="0.75868in" svg:y="2.4809in" svg:width="3.55556in" svg:height="4.59375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492" draw:name="Espace réservé de la date 4" svg:x="8.26772in" svg:y="7.48031in" svg:width="2.55906in" svg:height="0.57047in" presentation:class="date-time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87" presentation:style-name="a495" draw:name="Espace réservé du pied de page 5" svg:x="1.1811in" svg:y="7.48031in" svg:width="3.54331in" svg:height="0.59055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88" presentation:style-name="a499" draw:name="Espace réservé du numéro de diapositive 6" svg:x="0.19685in" svg:y="7.48031in" svg:width="0.59055in" svg:height="0.59055in" presentation:class="page-number" presentation:placeholder="false">
        <draw:text-box>
          <text:p text:style-name="a498" text:class-names="" text:cond-style-name=""><text:span text:style-name="a496" text:class-names=""><text:page-number style:num-format="1" text:fixed="false"/></text:span><text:span text:style-name="a497" text:class-names=""/></text:p>
        </draw:text-box>
        <svg:title/>
        <svg:desc/>
      </draw:frame>
      <presentation:notes style:page-layout-name="pageLayout2" draw:style-name="a517">
        <draw:page-thumbnail svg:x="1.21063in" svg:y="0.88858in" svg:width="5.84567in" svg:height="4.38425in" presentation:class="page" draw:id="id9" presentation:style-name="a500" draw:name="Espace réservé de l'image des diapositives 1">
          <svg:title/>
          <svg:desc/>
        </draw:page-thumbnail>
        <draw:frame draw:id="id10" presentation:style-name="a503" draw:name="Espace réservé des notes 2" svg:x="0.82677in" svg:y="5.55394in" svg:width="6.61378in" svg:height="5.26142in" presentation:class="notes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11" presentation:style-name="a506" draw:name="Espace réservé de l'en-tête 3" svg:x="0in" svg:y="0in" svg:width="3.5878in" svg:height="0.58425in" presentation:class="head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2" presentation:style-name="a509" draw:name="Espace réservé de la date 4" svg:x="4.67953in" svg:y="0in" svg:width="3.5878in" svg:height="0.58425in" presentation:class="date-time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3" presentation:style-name="a512" draw:name="Espace réservé du pied de page 5" svg:x="0in" svg:y="11.10827in" svg:width="3.5878in" svg:height="0.58425in" presentation:class="foot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4" presentation:style-name="a516" draw:name="Espace réservé du numéro de diapositive 6" svg:x="4.67953in" svg:y="11.10827in" svg:width="3.5878in" svg:height="0.58425in" presentation:class="page-number" presentation:placeholder="false">
          <draw:text-box>
            <text:p text:style-name="a515" text:class-names="" text:cond-style-name=""><text:span text:style-name="a513" text:class-names=""><text:page-number style:num-format="1" text:fixed="false"/></text:span><text:span text:style-name="a514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18">
      <draw:custom-shape svg:x="0in" svg:y="0.19685in" svg:width="10.62992in" svg:height="1.37795in" draw:id="id89" draw:layer="Master1-bg" draw:style-name="a521" draw:name="Forme libre : forme 7">
        <svg:title/>
        <svg:desc/>
        <text:p text:style-name="a520" text:class-names="" text:cond-style-name=""><text:span text:style-name="a51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90" draw:layer="Master1-bg" draw:style-name="a524" draw:name="Forme libre : forme 8">
        <svg:title/>
        <svg:desc/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91" draw:layer="Master1-bg" draw:style-name="a527" draw:name="Forme libre : forme 9">
        <svg:title/>
        <svg:desc/>
        <text:p text:style-name="a526" text:class-names="" text:cond-style-name=""><text:span text:style-name="a52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92" draw:layer="Master1-bg" draw:style-name="a530" draw:name="Forme libre : forme 10">
        <svg:title/>
        <svg:desc/>
        <text:p text:style-name="a529" text:class-names="" text:cond-style-name=""><text:span text:style-name="a52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3" presentation:style-name="a533" draw:name="Titre 1" svg:x="0.75868in" svg:y="0.55035in" svg:width="3.55556in" svg:height="1.93056in" presentation:class="title" presentation:placeholder="false">
        <draw:text-box>
          <text:p text:style-name="a532" text:class-names="" text:cond-style-name=""><text:span text:style-name="a531" text:class-names="">Modifiez le style du titre</text:span></text:p>
        </draw:text-box>
        <svg:title/>
        <svg:desc/>
      </draw:frame>
      <draw:frame draw:id="id94" presentation:style-name="a536" draw:name="Espace réservé pour une image  2" svg:x="4.6875in" svg:y="1.19097in" svg:width="5.57986in" svg:height="5.875in" presentation:class="graphic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95" presentation:style-name="a540" draw:name="Espace réservé du texte 3" svg:x="0.75868in" svg:y="2.4809in" svg:width="3.55556in" svg:height="4.59375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quez pour modifier les styles du texte du masque</text:span></text:p>
            </text:list-item>
          </text:list>
        </draw:text-box>
        <svg:title/>
        <svg:desc/>
      </draw:frame>
      <draw:frame draw:id="id96" presentation:style-name="a543" draw:name="Espace réservé de la date 4" svg:x="8.26772in" svg:y="7.48031in" svg:width="2.55906in" svg:height="0.57047in" presentation:class="date-time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97" presentation:style-name="a546" draw:name="Espace réservé du pied de page 5" svg:x="1.1811in" svg:y="7.48031in" svg:width="3.54331in" svg:height="0.59055in" presentation:class="footer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98" presentation:style-name="a550" draw:name="Espace réservé du numéro de diapositive 6" svg:x="0.19685in" svg:y="7.48031in" svg:width="0.59055in" svg:height="0.59055in" presentation:class="page-number" presentation:placeholder="false">
        <draw:text-box>
          <text:p text:style-name="a549" text:class-names="" text:cond-style-name=""><text:span text:style-name="a547" text:class-names=""><text:page-number style:num-format="1" text:fixed="false"/></text:span><text:span text:style-name="a548" text:class-names=""/></text:p>
        </draw:text-box>
        <svg:title/>
        <svg:desc/>
      </draw:frame>
      <presentation:notes style:page-layout-name="pageLayout2" draw:style-name="a568">
        <draw:page-thumbnail svg:x="1.21063in" svg:y="0.88858in" svg:width="5.84567in" svg:height="4.38425in" presentation:class="page" draw:id="id9" presentation:style-name="a551" draw:name="Espace réservé de l'image des diapositives 1">
          <svg:title/>
          <svg:desc/>
        </draw:page-thumbnail>
        <draw:frame draw:id="id10" presentation:style-name="a554" draw:name="Espace réservé des notes 2" svg:x="0.82677in" svg:y="5.55394in" svg:width="6.61378in" svg:height="5.26142in" presentation:class="notes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1" presentation:style-name="a557" draw:name="Espace réservé de l'en-tête 3" svg:x="0in" svg:y="0in" svg:width="3.5878in" svg:height="0.58425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2" presentation:style-name="a560" draw:name="Espace réservé de la date 4" svg:x="4.67953in" svg:y="0in" svg:width="3.5878in" svg:height="0.58425in" presentation:class="date-time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3" presentation:style-name="a563" draw:name="Espace réservé du pied de page 5" svg:x="0in" svg:y="11.10827in" svg:width="3.5878in" svg:height="0.58425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4" presentation:style-name="a567" draw:name="Espace réservé du numéro de diapositive 6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4" text:class-names=""><text:page-number style:num-format="1" text:fixed="false"/></text:span><text:span text:style-name="a565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69">
      <draw:custom-shape svg:x="0in" svg:y="0.19685in" svg:width="10.62992in" svg:height="1.37795in" draw:id="id99" draw:layer="Master1-bg" draw:style-name="a572" draw:name="Forme libre : forme 6">
        <svg:title/>
        <svg:desc/>
        <text:p text:style-name="a571" text:class-names="" text:cond-style-name=""><text:span text:style-name="a5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0" draw:layer="Master1-bg" draw:style-name="a575" draw:name="Forme libre : forme 7">
        <svg:title/>
        <svg:desc/>
        <text:p text:style-name="a574" text:class-names="" text:cond-style-name=""><text:span text:style-name="a57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01" draw:layer="Master1-bg" draw:style-name="a578" draw:name="Forme libre : forme 8">
        <svg:title/>
        <svg:desc/>
        <text:p text:style-name="a577" text:class-names="" text:cond-style-name=""><text:span text:style-name="a5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02" draw:layer="Master1-bg" draw:style-name="a581" draw:name="Forme libre : forme 9">
        <svg:title/>
        <svg:desc/>
        <text:p text:style-name="a580" text:class-names="" text:cond-style-name=""><text:span text:style-name="a57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3" presentation:style-name="a584" draw:name="Titre 1" svg:x="0.3937in" svg:y="0.3937in" svg:width="10.23622in" svg:height="0.98425in" presentation:class="title" presentation:placeholder="false">
        <draw:text-box>
          <text:p text:style-name="a583" text:class-names="" text:cond-style-name=""><text:span text:style-name="a582" text:class-names="">Modifiez le style du titre</text:span></text:p>
        </draw:text-box>
        <svg:title/>
        <svg:desc/>
      </draw:frame>
      <draw:frame draw:id="id104" presentation:style-name="a600" draw:name="Espace réservé du texte vertical 2" svg:x="0.3937in" svg:y="2.16535in" svg:width="10.03937in" svg:height="5.11811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quez pour modifier les styles du texte du masque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Deuxième niveau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list text:style-name="a599">
                            <text:list-item>
                              <text:p text:style-name="a598" text:class-names="" text:cond-style-name=""><text:span text:style-name="a59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03" draw:name="Espace réservé de la date 3" svg:x="8.26772in" svg:y="7.48031in" svg:width="2.55906in" svg:height="0.57047in" presentation:class="date-time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106" presentation:style-name="a606" draw:name="Espace réservé du pied de page 4" svg:x="1.1811in" svg:y="7.48031in" svg:width="3.54331in" svg:height="0.59055in" presentation:class="footer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107" presentation:style-name="a610" draw:name="Espace réservé du numéro de diapositive 5" svg:x="0.19685in" svg:y="7.48031in" svg:width="0.59055in" svg:height="0.59055in" presentation:class="page-number" presentation:placeholder="false">
        <draw:text-box>
          <text:p text:style-name="a609" text:class-names="" text:cond-style-name=""><text:span text:style-name="a607" text:class-names=""><text:page-number style:num-format="1" text:fixed="false"/></text:span><text:span text:style-name="a608" text:class-names=""/></text:p>
        </draw:text-box>
        <svg:title/>
        <svg:desc/>
      </draw:frame>
      <presentation:notes style:page-layout-name="pageLayout2" draw:style-name="a628">
        <draw:page-thumbnail svg:x="1.21063in" svg:y="0.88858in" svg:width="5.84567in" svg:height="4.38425in" presentation:class="page" draw:id="id9" presentation:style-name="a611" draw:name="Espace réservé de l'image des diapositives 1">
          <svg:title/>
          <svg:desc/>
        </draw:page-thumbnail>
        <draw:frame draw:id="id10" presentation:style-name="a614" draw:name="Espace réservé des notes 2" svg:x="0.82677in" svg:y="5.55394in" svg:width="6.61378in" svg:height="5.26142in" presentation:class="notes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1" presentation:style-name="a617" draw:name="Espace réservé de l'en-tête 3" svg:x="0in" svg:y="0in" svg:width="3.5878in" svg:height="0.58425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2" presentation:style-name="a620" draw:name="Espace réservé de la date 4" svg:x="4.67953in" svg:y="0in" svg:width="3.5878in" svg:height="0.58425in" presentation:class="date-time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3" presentation:style-name="a623" draw:name="Espace réservé du pied de page 5" svg:x="0in" svg:y="11.10827in" svg:width="3.5878in" svg:height="0.58425in" presentation:class="foot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4" presentation:style-name="a627" draw:name="Espace réservé du numéro de diapositive 6" svg:x="4.67953in" svg:y="11.10827in" svg:width="3.5878in" svg:height="0.58425in" presentation:class="page-number" presentation:placeholder="false">
          <draw:text-box>
            <text:p text:style-name="a626" text:class-names="" text:cond-style-name=""><text:span text:style-name="a624" text:class-names=""><text:page-number style:num-format="1" text:fixed="false"/></text:span><text:span text:style-name="a625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29">
      <draw:custom-shape svg:x="0in" svg:y="0.19685in" svg:width="10.62992in" svg:height="1.37795in" draw:id="id108" draw:layer="Master1-bg" draw:style-name="a632" draw:name="Forme libre : forme 6">
        <svg:title/>
        <svg:desc/>
        <text:p text:style-name="a631" text:class-names="" text:cond-style-name=""><text:span text:style-name="a63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9" draw:layer="Master1-bg" draw:style-name="a635" draw:name="Forme libre : forme 7">
        <svg:title/>
        <svg:desc/>
        <text:p text:style-name="a634" text:class-names="" text:cond-style-name=""><text:span text:style-name="a6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10" draw:layer="Master1-bg" draw:style-name="a638" draw:name="Forme libre : forme 8">
        <svg:title/>
        <svg:desc/>
        <text:p text:style-name="a637" text:class-names="" text:cond-style-name=""><text:span text:style-name="a63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11" draw:layer="Master1-bg" draw:style-name="a641" draw:name="Forme libre : forme 9">
        <svg:title/>
        <svg:desc/>
        <text:p text:style-name="a640" text:class-names="" text:cond-style-name=""><text:span text:style-name="a63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2" presentation:style-name="a644" draw:name="Titre vertical 1" svg:x="8.07118in" svg:y="0.3941in" svg:width="2.55903in" svg:height="6.88889in" presentation:class="title" presentation:placeholder="false">
        <draw:text-box>
          <text:p text:style-name="a643" text:class-names="" text:cond-style-name=""><text:span text:style-name="a642" text:class-names="">Modifiez le style du titre</text:span></text:p>
        </draw:text-box>
        <svg:title/>
        <svg:desc/>
      </draw:frame>
      <draw:frame draw:id="id113" presentation:style-name="a660" draw:name="Espace réservé du texte vertical 2" svg:x="0.3941in" svg:y="0.3941in" svg:width="7.51042in" svg:height="6.88889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Cliquez pour modifier les styles du texte du masque</text:span></text:p>
            </text:list-item>
          </text:list>
          <text:list text:style-name="a650">
            <text:list-item>
              <text:list text:style-name="a650">
                <text:list-item>
                  <text:p text:style-name="a649" text:class-names="" text:cond-style-name=""><text:span text:style-name="a648" text:class-names="">Deuxième niveau</text:span></text:p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p text:style-name="a652" text:class-names="" text:cond-style-name=""><text:span text:style-name="a6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p text:style-name="a655" text:class-names="" text:cond-style-name=""><text:span text:style-name="a6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list text:style-name="a659">
                            <text:list-item>
                              <text:p text:style-name="a658" text:class-names="" text:cond-style-name=""><text:span text:style-name="a65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63" draw:name="Espace réservé de la date 3" svg:x="8.26772in" svg:y="7.48031in" svg:width="2.55906in" svg:height="0.57047in" presentation:class="date-time" presentation:placeholder="false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115" presentation:style-name="a666" draw:name="Espace réservé du pied de page 4" svg:x="1.1811in" svg:y="7.48031in" svg:width="3.54331in" svg:height="0.59055in" presentation:class="footer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116" presentation:style-name="a670" draw:name="Espace réservé du numéro de diapositive 5" svg:x="0.19685in" svg:y="7.48031in" svg:width="0.59055in" svg:height="0.59055in" presentation:class="page-number" presentation:placeholder="false">
        <draw:text-box>
          <text:p text:style-name="a669" text:class-names="" text:cond-style-name=""><text:span text:style-name="a667" text:class-names=""><text:page-number style:num-format="1" text:fixed="false"/></text:span><text:span text:style-name="a668" text:class-names=""/></text:p>
        </draw:text-box>
        <svg:title/>
        <svg:desc/>
      </draw:frame>
      <presentation:notes style:page-layout-name="pageLayout2" draw:style-name="a688">
        <draw:page-thumbnail svg:x="1.21063in" svg:y="0.88858in" svg:width="5.84567in" svg:height="4.38425in" presentation:class="page" draw:id="id9" presentation:style-name="a671" draw:name="Espace réservé de l'image des diapositives 1">
          <svg:title/>
          <svg:desc/>
        </draw:page-thumbnail>
        <draw:frame draw:id="id10" presentation:style-name="a674" draw:name="Espace réservé des notes 2" svg:x="0.82677in" svg:y="5.55394in" svg:width="6.61378in" svg:height="5.26142in" presentation:class="notes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1" presentation:style-name="a677" draw:name="Espace réservé de l'en-tête 3" svg:x="0in" svg:y="0in" svg:width="3.5878in" svg:height="0.58425in" presentation:class="head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12" presentation:style-name="a680" draw:name="Espace réservé de la date 4" svg:x="4.67953in" svg:y="0in" svg:width="3.5878in" svg:height="0.58425in" presentation:class="date-time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3" presentation:style-name="a683" draw:name="Espace réservé du pied de page 5" svg:x="0in" svg:y="11.10827in" svg:width="3.5878in" svg:height="0.58425in" presentation:class="foot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14" presentation:style-name="a687" draw:name="Espace réservé du numéro de diapositive 6" svg:x="4.67953in" svg:y="11.10827in" svg:width="3.5878in" svg:height="0.58425in" presentation:class="page-number" presentation:placeholder="false">
          <draw:text-box>
            <text:p text:style-name="a686" text:class-names="" text:cond-style-name=""><text:span text:style-name="a684" text:class-names=""><text:page-number style:num-format="1" text:fixed="false"/></text:span><text:span text:style-name="a685" text:class-names=""/></text:p>
          </draw:text-box>
          <svg:title/>
          <svg:desc/>
        </draw:frame>
      </presentation:notes>
    </style:master-page>
    <style:master-page style:name="Master2-Alizarin0" style:page-layout-name="pageLayout1" draw:style-name="a689">
      <draw:custom-shape svg:x="0in" svg:y="3.44488in" svg:width="10.62992in" svg:height="1.37795in" draw:id="id117" draw:style-name="a692" draw:name="Forme libre : forme 1">
        <svg:title/>
        <svg:desc/>
        <text:p text:style-name="a691" text:class-names="" text:cond-style-name=""><text:span text:style-name="a6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8" presentation:style-name="a695" draw:name="Espace réservé du titre 2" svg:x="0.3937in" svg:y="3.64173in" svg:width="10.23622in" svg:height="0.98425in" presentation:class="title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119" presentation:style-name="a711" draw:name="Espace réservé du texte 3" svg:x="0.59055in" svg:y="5.11811in" svg:width="10.03937in" svg:height="2.75591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quez pour modifier les styles du texte du masque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Deuxième niveau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714" draw:name="Espace réservé de la date 4" svg:x="8.26772in" svg:y="7.48031in" svg:width="2.55906in" svg:height="0.59055in" presentation:class="date-time" presentation:placeholder="false">
        <draw:text-box>
          <text:p text:style-name="a713" text:class-names="" text:cond-style-name=""><text:span text:style-name="a712" text:class-names=""/></text:p>
        </draw:text-box>
        <svg:title/>
        <svg:desc/>
      </draw:frame>
      <draw:frame draw:id="id121" presentation:style-name="a717" draw:name="Espace réservé du pied de page 5" svg:x="1.1811in" svg:y="7.48031in" svg:width="3.54331in" svg:height="0.59055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122" presentation:style-name="a721" draw:name="Espace réservé du numéro de diapositive 6" svg:x="0.19685in" svg:y="7.48031in" svg:width="0.59055in" svg:height="0.59055in" presentation:class="page-number" presentation:placeholder="false">
        <draw:text-box>
          <text:p text:style-name="a720" text:class-names="" text:cond-style-name=""><text:span text:style-name="a718" text:class-names=""><text:page-number style:num-format="1" text:fixed="false"/></text:span><text:span text:style-name="a719" text:class-names=""/></text:p>
        </draw:text-box>
        <svg:title/>
        <svg:desc/>
      </draw:frame>
      <presentation:notes style:page-layout-name="pageLayout2" draw:style-name="a739">
        <draw:page-thumbnail svg:x="1.21063in" svg:y="0.88858in" svg:width="5.84567in" svg:height="4.38425in" presentation:class="page" draw:id="id9" presentation:style-name="a722" draw:name="Espace réservé de l'image des diapositives 1">
          <svg:title/>
          <svg:desc/>
        </draw:page-thumbnail>
        <draw:frame draw:id="id10" presentation:style-name="a725" draw:name="Espace réservé des notes 2" svg:x="0.82677in" svg:y="5.55394in" svg:width="6.61378in" svg:height="5.26142in" presentation:class="notes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1" presentation:style-name="a728" draw:name="Espace réservé de l'en-tête 3" svg:x="0in" svg:y="0in" svg:width="3.5878in" svg:height="0.58425in" presentation:class="head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12" presentation:style-name="a731" draw:name="Espace réservé de la date 4" svg:x="4.67953in" svg:y="0in" svg:width="3.5878in" svg:height="0.58425in" presentation:class="date-time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13" presentation:style-name="a734" draw:name="Espace réservé du pied de page 5" svg:x="0in" svg:y="11.10827in" svg:width="3.5878in" svg:height="0.58425in" presentation:class="foot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14" presentation:style-name="a738" draw:name="Espace réservé du numéro de diapositive 6" svg:x="4.67953in" svg:y="11.10827in" svg:width="3.5878in" svg:height="0.58425in" presentation:class="page-number" presentation:placeholder="false">
          <draw:text-box>
            <text:p text:style-name="a737" text:class-names="" text:cond-style-name=""><text:span text:style-name="a735" text:class-names=""><text:page-number style:num-format="1" text:fixed="false"/></text:span><text:span text:style-name="a736" text:class-names=""/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740">
      <draw:custom-shape svg:x="0in" svg:y="3.44488in" svg:width="10.62992in" svg:height="1.37795in" draw:id="id123" draw:layer="Master2-bg" draw:style-name="a743" draw:name="Forme libre : forme 6">
        <svg:title/>
        <svg:desc/>
        <text:p text:style-name="a742" text:class-names="" text:cond-style-name=""><text:span text:style-name="a7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4" presentation:style-name="a746" draw:name="Titre 1" svg:x="1.37847in" svg:y="1.35243in" svg:width="8.26736in" svg:height="2.87847in" presentation:class="title" presentation:placeholder="false">
        <draw:text-box>
          <text:p text:style-name="a745" text:class-names="" text:cond-style-name=""><text:span text:style-name="a744" text:class-names="">Modifiez le style du titre</text:span></text:p>
        </draw:text-box>
        <svg:title/>
        <svg:desc/>
      </draw:frame>
      <draw:frame draw:id="id125" presentation:style-name="a749" draw:name="Sous-titre 2" svg:x="1.37847in" svg:y="4.34201in" svg:width="8.26736in" svg:height="1.99653in" presentation:class="subtitle" presentation:placeholder="false">
        <draw:text-box>
          <text:p text:style-name="a748" text:class-names="" text:cond-style-name=""><text:span text:style-name="a747" text:class-names="">Modifiez le style des sous-titres du masque</text:span></text:p>
        </draw:text-box>
        <svg:title/>
        <svg:desc/>
      </draw:frame>
      <draw:frame draw:id="id126" presentation:style-name="a752" draw:name="Espace réservé de la date 3" svg:x="8.26772in" svg:y="7.48031in" svg:width="2.55906in" svg:height="0.59055in" presentation:class="date-time" presentation:placeholder="false">
        <draw:text-box>
          <text:p text:style-name="a751" text:class-names="" text:cond-style-name=""><text:span text:style-name="a750" text:class-names=""/></text:p>
        </draw:text-box>
        <svg:title/>
        <svg:desc/>
      </draw:frame>
      <draw:frame draw:id="id127" presentation:style-name="a755" draw:name="Espace réservé du pied de page 4" svg:x="1.1811in" svg:y="7.48031in" svg:width="3.54331in" svg:height="0.59055in" presentation:class="footer" presentation:placeholder="false">
        <draw:text-box>
          <text:p text:style-name="a754" text:class-names="" text:cond-style-name=""><text:span text:style-name="a753" text:class-names=""/></text:p>
        </draw:text-box>
        <svg:title/>
        <svg:desc/>
      </draw:frame>
      <draw:frame draw:id="id128" presentation:style-name="a759" draw:name="Espace réservé du numéro de diapositive 5" svg:x="0.19685in" svg:y="7.48031in" svg:width="0.59055in" svg:height="0.59055in" presentation:class="page-number" presentation:placeholder="false">
        <draw:text-box>
          <text:p text:style-name="a758" text:class-names="" text:cond-style-name=""><text:span text:style-name="a756" text:class-names=""><text:page-number style:num-format="1" text:fixed="false"/></text:span><text:span text:style-name="a757" text:class-names=""/></text:p>
        </draw:text-box>
        <svg:title/>
        <svg:desc/>
      </draw:frame>
      <presentation:notes style:page-layout-name="pageLayout2" draw:style-name="a777">
        <draw:page-thumbnail svg:x="1.21063in" svg:y="0.88858in" svg:width="5.84567in" svg:height="4.38425in" presentation:class="page" draw:id="id9" presentation:style-name="a760" draw:name="Espace réservé de l'image des diapositives 1">
          <svg:title/>
          <svg:desc/>
        </draw:page-thumbnail>
        <draw:frame draw:id="id10" presentation:style-name="a763" draw:name="Espace réservé des notes 2" svg:x="0.82677in" svg:y="5.55394in" svg:width="6.61378in" svg:height="5.26142in" presentation:class="notes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1" presentation:style-name="a766" draw:name="Espace réservé de l'en-tête 3" svg:x="0in" svg:y="0in" svg:width="3.5878in" svg:height="0.58425in" presentation:class="header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12" presentation:style-name="a769" draw:name="Espace réservé de la date 4" svg:x="4.67953in" svg:y="0in" svg:width="3.5878in" svg:height="0.58425in" presentation:class="date-time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13" presentation:style-name="a772" draw:name="Espace réservé du pied de page 5" svg:x="0in" svg:y="11.10827in" svg:width="3.5878in" svg:height="0.58425in" presentation:class="footer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14" presentation:style-name="a776" draw:name="Espace réservé du numéro de diapositive 6" svg:x="4.67953in" svg:y="11.10827in" svg:width="3.5878in" svg:height="0.58425in" presentation:class="page-number" presentation:placeholder="false">
          <draw:text-box>
            <text:p text:style-name="a775" text:class-names="" text:cond-style-name=""><text:span text:style-name="a773" text:class-names=""><text:page-number style:num-format="1" text:fixed="false"/></text:span><text:span text:style-name="a774" text:class-names=""/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778">
      <draw:custom-shape svg:x="0in" svg:y="3.44488in" svg:width="10.62992in" svg:height="1.37795in" draw:id="id129" draw:layer="Master2-bg" draw:style-name="a781" draw:name="Forme libre : forme 6">
        <svg:title/>
        <svg:desc/>
        <text:p text:style-name="a780" text:class-names="" text:cond-style-name=""><text:span text:style-name="a77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0" presentation:style-name="a784" draw:name="Titre 1" svg:x="0.3937in" svg:y="3.64173in" svg:width="10.23622in" svg:height="0.98425in" presentation:class="title" presentation:placeholder="false">
        <draw:text-box>
          <text:p text:style-name="a783" text:class-names="" text:cond-style-name=""><text:span text:style-name="a782" text:class-names="">Modifiez le style du titre</text:span></text:p>
        </draw:text-box>
        <svg:title/>
        <svg:desc/>
      </draw:frame>
      <draw:frame draw:id="id131" presentation:style-name="a799" draw:name="Espace réservé du contenu 2" svg:x="0.59055in" svg:y="5.11811in" svg:width="10.03937in" svg:height="2.75591in" presentation:class="object" presentation:placeholder="false">
        <draw:text-box>
          <text:p text:style-name="a786" text:class-names="" text:cond-style-name=""><text:span text:style-name="a785" text:class-names="">Cliquez pour modifier les styles du texte du masque</text:span></text:p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Deuxième niveau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802" draw:name="Espace réservé de la date 3" svg:x="8.26772in" svg:y="7.48031in" svg:width="2.55906in" svg:height="0.59055in" presentation:class="date-time" presentation:placeholder="false">
        <draw:text-box>
          <text:p text:style-name="a801" text:class-names="" text:cond-style-name=""><text:span text:style-name="a800" text:class-names=""/></text:p>
        </draw:text-box>
        <svg:title/>
        <svg:desc/>
      </draw:frame>
      <draw:frame draw:id="id133" presentation:style-name="a805" draw:name="Espace réservé du pied de page 4" svg:x="1.1811in" svg:y="7.48031in" svg:width="3.54331in" svg:height="0.59055in" presentation:class="footer" presentation:placeholder="false">
        <draw:text-box>
          <text:p text:style-name="a804" text:class-names="" text:cond-style-name=""><text:span text:style-name="a803" text:class-names=""/></text:p>
        </draw:text-box>
        <svg:title/>
        <svg:desc/>
      </draw:frame>
      <draw:frame draw:id="id134" presentation:style-name="a809" draw:name="Espace réservé du numéro de diapositive 5" svg:x="0.19685in" svg:y="7.48031in" svg:width="0.59055in" svg:height="0.59055in" presentation:class="page-number" presentation:placeholder="false">
        <draw:text-box>
          <text:p text:style-name="a808" text:class-names="" text:cond-style-name=""><text:span text:style-name="a806" text:class-names=""><text:page-number style:num-format="1" text:fixed="false"/></text:span><text:span text:style-name="a807" text:class-names=""/></text:p>
        </draw:text-box>
        <svg:title/>
        <svg:desc/>
      </draw:frame>
      <presentation:notes style:page-layout-name="pageLayout2" draw:style-name="a827">
        <draw:page-thumbnail svg:x="1.21063in" svg:y="0.88858in" svg:width="5.84567in" svg:height="4.38425in" presentation:class="page" draw:id="id9" presentation:style-name="a810" draw:name="Espace réservé de l'image des diapositives 1">
          <svg:title/>
          <svg:desc/>
        </draw:page-thumbnail>
        <draw:frame draw:id="id10" presentation:style-name="a813" draw:name="Espace réservé des notes 2" svg:x="0.82677in" svg:y="5.55394in" svg:width="6.61378in" svg:height="5.26142in" presentation:class="notes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1" presentation:style-name="a816" draw:name="Espace réservé de l'en-tête 3" svg:x="0in" svg:y="0in" svg:width="3.5878in" svg:height="0.58425in" presentation:class="head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2" presentation:style-name="a819" draw:name="Espace réservé de la date 4" svg:x="4.67953in" svg:y="0in" svg:width="3.5878in" svg:height="0.58425in" presentation:class="date-time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3" presentation:style-name="a822" draw:name="Espace réservé du pied de page 5" svg:x="0in" svg:y="11.10827in" svg:width="3.5878in" svg:height="0.58425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4" presentation:style-name="a826" draw:name="Espace réservé du numéro de diapositive 6" svg:x="4.67953in" svg:y="11.10827in" svg:width="3.5878in" svg:height="0.58425in" presentation:class="page-number" presentation:placeholder="false">
          <draw:text-box>
            <text:p text:style-name="a825" text:class-names="" text:cond-style-name=""><text:span text:style-name="a823" text:class-names=""><text:page-number style:num-format="1" text:fixed="false"/></text:span><text:span text:style-name="a824" text:class-names=""/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828">
      <draw:custom-shape svg:x="0in" svg:y="3.44488in" svg:width="10.62992in" svg:height="1.37795in" draw:id="id135" draw:layer="Master2-bg" draw:style-name="a831" draw:name="Forme libre : forme 6">
        <svg:title/>
        <svg:desc/>
        <text:p text:style-name="a830" text:class-names="" text:cond-style-name=""><text:span text:style-name="a82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6" presentation:style-name="a834" draw:name="Titre 1" svg:x="0.75174in" svg:y="2.06076in" svg:width="9.50868in" svg:height="3.43924in" presentation:class="title" presentation:placeholder="false">
        <draw:text-box>
          <text:p text:style-name="a833" text:class-names="" text:cond-style-name=""><text:span text:style-name="a832" text:class-names="">Modifiez le style du titre</text:span></text:p>
        </draw:text-box>
        <svg:title/>
        <svg:desc/>
      </draw:frame>
      <draw:frame draw:id="id137" presentation:style-name="a838" draw:name="Espace réservé du texte 2" svg:x="0.75174in" svg:y="5.53299in" svg:width="9.50868in" svg:height="1.80729in" presentation:class="outline" presentation:placeholder="false">
        <draw:text-box>
          <text:list text:style-name="a837">
            <text:list-item>
              <text:p text:style-name="a836" text:class-names="" text:cond-style-name=""><text:span text:style-name="a835" text:class-names="">Cliquez pour modifier les styles du texte du masque</text:span></text:p>
            </text:list-item>
          </text:list>
        </draw:text-box>
        <svg:title/>
        <svg:desc/>
      </draw:frame>
      <draw:frame draw:id="id138" presentation:style-name="a841" draw:name="Espace réservé de la date 3" svg:x="8.26772in" svg:y="7.48031in" svg:width="2.55906in" svg:height="0.59055in" presentation:class="date-time" presentation:placeholder="false">
        <draw:text-box>
          <text:p text:style-name="a840" text:class-names="" text:cond-style-name=""><text:span text:style-name="a839" text:class-names=""/></text:p>
        </draw:text-box>
        <svg:title/>
        <svg:desc/>
      </draw:frame>
      <draw:frame draw:id="id139" presentation:style-name="a844" draw:name="Espace réservé du pied de page 4" svg:x="1.1811in" svg:y="7.48031in" svg:width="3.54331in" svg:height="0.59055in" presentation:class="footer" presentation:placeholder="false">
        <draw:text-box>
          <text:p text:style-name="a843" text:class-names="" text:cond-style-name=""><text:span text:style-name="a842" text:class-names=""/></text:p>
        </draw:text-box>
        <svg:title/>
        <svg:desc/>
      </draw:frame>
      <draw:frame draw:id="id140" presentation:style-name="a848" draw:name="Espace réservé du numéro de diapositive 5" svg:x="0.19685in" svg:y="7.48031in" svg:width="0.59055in" svg:height="0.59055in" presentation:class="page-number" presentation:placeholder="false">
        <draw:text-box>
          <text:p text:style-name="a847" text:class-names="" text:cond-style-name=""><text:span text:style-name="a845" text:class-names=""><text:page-number style:num-format="1" text:fixed="false"/></text:span><text:span text:style-name="a846" text:class-names=""/></text:p>
        </draw:text-box>
        <svg:title/>
        <svg:desc/>
      </draw:frame>
      <presentation:notes style:page-layout-name="pageLayout2" draw:style-name="a866">
        <draw:page-thumbnail svg:x="1.21063in" svg:y="0.88858in" svg:width="5.84567in" svg:height="4.38425in" presentation:class="page" draw:id="id9" presentation:style-name="a849" draw:name="Espace réservé de l'image des diapositives 1">
          <svg:title/>
          <svg:desc/>
        </draw:page-thumbnail>
        <draw:frame draw:id="id10" presentation:style-name="a852" draw:name="Espace réservé des notes 2" svg:x="0.82677in" svg:y="5.55394in" svg:width="6.61378in" svg:height="5.26142in" presentation:class="notes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1" presentation:style-name="a855" draw:name="Espace réservé de l'en-tête 3" svg:x="0in" svg:y="0in" svg:width="3.5878in" svg:height="0.58425in" presentation:class="header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12" presentation:style-name="a858" draw:name="Espace réservé de la date 4" svg:x="4.67953in" svg:y="0in" svg:width="3.5878in" svg:height="0.58425in" presentation:class="date-time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13" presentation:style-name="a861" draw:name="Espace réservé du pied de page 5" svg:x="0in" svg:y="11.10827in" svg:width="3.5878in" svg:height="0.58425in" presentation:class="footer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4" presentation:style-name="a865" draw:name="Espace réservé du numéro de diapositive 6" svg:x="4.67953in" svg:y="11.10827in" svg:width="3.5878in" svg:height="0.58425in" presentation:class="page-number" presentation:placeholder="false">
          <draw:text-box>
            <text:p text:style-name="a864" text:class-names="" text:cond-style-name=""><text:span text:style-name="a862" text:class-names=""><text:page-number style:num-format="1" text:fixed="false"/></text:span><text:span text:style-name="a863" text:class-names=""/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867">
      <draw:custom-shape svg:x="0in" svg:y="3.44488in" svg:width="10.62992in" svg:height="1.37795in" draw:id="id141" draw:layer="Master2-bg" draw:style-name="a870" draw:name="Forme libre : forme 7">
        <svg:title/>
        <svg:desc/>
        <text:p text:style-name="a869" text:class-names="" text:cond-style-name=""><text:span text:style-name="a8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2" presentation:style-name="a873" draw:name="Titre 1" svg:x="0.3937in" svg:y="3.64173in" svg:width="10.23622in" svg:height="0.98425in" presentation:class="title" presentation:placeholder="false">
        <draw:text-box>
          <text:p text:style-name="a872" text:class-names="" text:cond-style-name=""><text:span text:style-name="a871" text:class-names="">Modifiez le style du titre</text:span></text:p>
        </draw:text-box>
        <svg:title/>
        <svg:desc/>
      </draw:frame>
      <draw:frame draw:id="id143" presentation:style-name="a888" draw:name="Espace réservé du contenu 2" svg:x="0.59028in" svg:y="5.11806in" svg:width="4.93576in" svg:height="2.75521in" presentation:class="object" presentation:placeholder="false">
        <draw:text-box>
          <text:p text:style-name="a875" text:class-names="" text:cond-style-name=""><text:span text:style-name="a874" text:class-names="">Cliquez pour modifier les styles du texte du masque</text:span></text:p>
          <text:list text:style-name="a878">
            <text:list-item>
              <text:list text:style-name="a878">
                <text:list-item>
                  <text:p text:style-name="a877" text:class-names="" text:cond-style-name=""><text:span text:style-name="a876" text:class-names="">Deuxième niveau</text:span></text:p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p text:style-name="a880" text:class-names="" text:cond-style-name=""><text:span text:style-name="a87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84">
            <text:list-item>
              <text:list text:style-name="a884">
                <text:list-item>
                  <text:list text:style-name="a884">
                    <text:list-item>
                      <text:list text:style-name="a884">
                        <text:list-item>
                          <text:p text:style-name="a883" text:class-names="" text:cond-style-name=""><text:span text:style-name="a88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7">
            <text:list-item>
              <text:list text:style-name="a887">
                <text:list-item>
                  <text:list text:style-name="a887">
                    <text:list-item>
                      <text:list text:style-name="a887">
                        <text:list-item>
                          <text:list text:style-name="a887">
                            <text:list-item>
                              <text:p text:style-name="a886" text:class-names="" text:cond-style-name=""><text:span text:style-name="a88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903" draw:name="Espace réservé du contenu 3" svg:x="5.69271in" svg:y="5.11806in" svg:width="4.9375in" svg:height="2.75521in" presentation:class="object" presentation:placeholder="false">
        <draw:text-box>
          <text:p text:style-name="a890" text:class-names="" text:cond-style-name=""><text:span text:style-name="a889" text:class-names="">Cliquez pour modifier les styles du texte du masque</text:span></text:p>
          <text:list text:style-name="a893">
            <text:list-item>
              <text:list text:style-name="a893">
                <text:list-item>
                  <text:p text:style-name="a892" text:class-names="" text:cond-style-name=""><text:span text:style-name="a891" text:class-names="">Deuxième niveau</text:span></text:p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p text:style-name="a895" text:class-names="" text:cond-style-name=""><text:span text:style-name="a8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list text:style-name="a899">
                        <text:list-item>
                          <text:p text:style-name="a898" text:class-names="" text:cond-style-name=""><text:span text:style-name="a8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90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5" presentation:style-name="a906" draw:name="Espace réservé de la date 4" svg:x="8.26772in" svg:y="7.48031in" svg:width="2.55906in" svg:height="0.59055in" presentation:class="date-time" presentation:placeholder="false">
        <draw:text-box>
          <text:p text:style-name="a905" text:class-names="" text:cond-style-name=""><text:span text:style-name="a904" text:class-names=""/></text:p>
        </draw:text-box>
        <svg:title/>
        <svg:desc/>
      </draw:frame>
      <draw:frame draw:id="id146" presentation:style-name="a909" draw:name="Espace réservé du pied de page 5" svg:x="1.1811in" svg:y="7.48031in" svg:width="3.54331in" svg:height="0.59055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147" presentation:style-name="a913" draw:name="Espace réservé du numéro de diapositive 6" svg:x="0.19685in" svg:y="7.48031in" svg:width="0.59055in" svg:height="0.59055in" presentation:class="page-number" presentation:placeholder="false">
        <draw:text-box>
          <text:p text:style-name="a912" text:class-names="" text:cond-style-name=""><text:span text:style-name="a910" text:class-names=""><text:page-number style:num-format="1" text:fixed="false"/></text:span><text:span text:style-name="a911" text:class-names=""/></text:p>
        </draw:text-box>
        <svg:title/>
        <svg:desc/>
      </draw:frame>
      <presentation:notes style:page-layout-name="pageLayout2" draw:style-name="a931">
        <draw:page-thumbnail svg:x="1.21063in" svg:y="0.88858in" svg:width="5.84567in" svg:height="4.38425in" presentation:class="page" draw:id="id9" presentation:style-name="a914" draw:name="Espace réservé de l'image des diapositives 1">
          <svg:title/>
          <svg:desc/>
        </draw:page-thumbnail>
        <draw:frame draw:id="id10" presentation:style-name="a917" draw:name="Espace réservé des notes 2" svg:x="0.82677in" svg:y="5.55394in" svg:width="6.61378in" svg:height="5.26142in" presentation:class="notes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1" presentation:style-name="a920" draw:name="Espace réservé de l'en-tête 3" svg:x="0in" svg:y="0in" svg:width="3.5878in" svg:height="0.58425in" presentation:class="header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12" presentation:style-name="a923" draw:name="Espace réservé de la date 4" svg:x="4.67953in" svg:y="0in" svg:width="3.5878in" svg:height="0.58425in" presentation:class="date-time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13" presentation:style-name="a926" draw:name="Espace réservé du pied de page 5" svg:x="0in" svg:y="11.10827in" svg:width="3.5878in" svg:height="0.58425in" presentation:class="footer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14" presentation:style-name="a930" draw:name="Espace réservé du numéro de diapositive 6" svg:x="4.67953in" svg:y="11.10827in" svg:width="3.5878in" svg:height="0.58425in" presentation:class="page-number" presentation:placeholder="false">
          <draw:text-box>
            <text:p text:style-name="a929" text:class-names="" text:cond-style-name=""><text:span text:style-name="a927" text:class-names=""><text:page-number style:num-format="1" text:fixed="false"/></text:span><text:span text:style-name="a928" text:class-names=""/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932">
      <draw:custom-shape svg:x="0in" svg:y="3.44488in" svg:width="10.62992in" svg:height="1.37795in" draw:id="id148" draw:layer="Master2-bg" draw:style-name="a935" draw:name="Forme libre : forme 9">
        <svg:title/>
        <svg:desc/>
        <text:p text:style-name="a934" text:class-names="" text:cond-style-name=""><text:span text:style-name="a9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9" presentation:style-name="a938" draw:name="Titre 1" svg:x="0.75868in" svg:y="0.44097in" svg:width="9.50868in" svg:height="1.59722in" presentation:class="title" presentation:placeholder="false">
        <draw:text-box>
          <text:p text:style-name="a937" text:class-names="" text:cond-style-name=""><text:span text:style-name="a936" text:class-names="">Modifiez le style du titre</text:span></text:p>
        </draw:text-box>
        <svg:title/>
        <svg:desc/>
      </draw:frame>
      <draw:frame draw:id="id150" presentation:style-name="a942" draw:name="Espace réservé du texte 2" svg:x="0.75868in" svg:y="2.02604in" svg:width="4.66493in" svg:height="0.99306in" presentation:class="outline" presentation:placeholder="false">
        <draw:text-box>
          <text:list text:style-name="a941">
            <text:list-item>
              <text:p text:style-name="a940" text:class-names="" text:cond-style-name=""><text:span text:style-name="a939" text:class-names="">Cliquez pour modifier les styles du texte du masque</text:span></text:p>
            </text:list-item>
          </text:list>
        </draw:text-box>
        <svg:title/>
        <svg:desc/>
      </draw:frame>
      <draw:frame draw:id="id151" presentation:style-name="a957" draw:name="Espace réservé du contenu 3" svg:x="0.75868in" svg:y="3.0191in" svg:width="4.66493in" svg:height="4.44271in" presentation:class="object" presentation:placeholder="false">
        <draw:text-box>
          <text:p text:style-name="a944" text:class-names="" text:cond-style-name=""><text:span text:style-name="a943" text:class-names="">Cliquez pour modifier les styles du texte du masque</text:span></text:p>
          <text:list text:style-name="a947">
            <text:list-item>
              <text:list text:style-name="a947">
                <text:list-item>
                  <text:p text:style-name="a946" text:class-names="" text:cond-style-name=""><text:span text:style-name="a945" text:class-names="">Deuxième niveau</text:span></text:p>
                </text:list-item>
              </text:list>
            </text:list-item>
          </text:list>
          <text:list text:style-name="a950">
            <text:list-item>
              <text:list text:style-name="a950">
                <text:list-item>
                  <text:list text:style-name="a950">
                    <text:list-item>
                      <text:p text:style-name="a949" text:class-names="" text:cond-style-name=""><text:span text:style-name="a9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53">
            <text:list-item>
              <text:list text:style-name="a953">
                <text:list-item>
                  <text:list text:style-name="a953">
                    <text:list-item>
                      <text:list text:style-name="a953">
                        <text:list-item>
                          <text:p text:style-name="a952" text:class-names="" text:cond-style-name=""><text:span text:style-name="a9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6">
            <text:list-item>
              <text:list text:style-name="a956">
                <text:list-item>
                  <text:list text:style-name="a956">
                    <text:list-item>
                      <text:list text:style-name="a956">
                        <text:list-item>
                          <text:list text:style-name="a956">
                            <text:list-item>
                              <text:p text:style-name="a955" text:class-names="" text:cond-style-name=""><text:span text:style-name="a95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961" draw:name="Espace réservé du texte 4" svg:x="5.5816in" svg:y="2.02604in" svg:width="4.68576in" svg:height="0.99306in" presentation:class="outline" presentation:placeholder="false">
        <draw:text-box>
          <text:list text:style-name="a960">
            <text:list-item>
              <text:p text:style-name="a959" text:class-names="" text:cond-style-name=""><text:span text:style-name="a958" text:class-names="">Cliquez pour modifier les styles du texte du masque</text:span></text:p>
            </text:list-item>
          </text:list>
        </draw:text-box>
        <svg:title/>
        <svg:desc/>
      </draw:frame>
      <draw:frame draw:id="id153" presentation:style-name="a976" draw:name="Espace réservé du contenu 5" svg:x="5.5816in" svg:y="3.0191in" svg:width="4.68576in" svg:height="4.44271in" presentation:class="object" presentation:placeholder="false">
        <draw:text-box>
          <text:p text:style-name="a963" text:class-names="" text:cond-style-name=""><text:span text:style-name="a962" text:class-names="">Cliquez pour modifier les styles du texte du masque</text:span></text:p>
          <text:list text:style-name="a966">
            <text:list-item>
              <text:list text:style-name="a966">
                <text:list-item>
                  <text:p text:style-name="a965" text:class-names="" text:cond-style-name=""><text:span text:style-name="a964" text:class-names="">Deuxième niveau</text:span></text:p>
                </text:list-item>
              </text:list>
            </text:list-item>
          </text:list>
          <text:list text:style-name="a969">
            <text:list-item>
              <text:list text:style-name="a969">
                <text:list-item>
                  <text:list text:style-name="a969">
                    <text:list-item>
                      <text:p text:style-name="a968" text:class-names="" text:cond-style-name=""><text:span text:style-name="a9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72">
            <text:list-item>
              <text:list text:style-name="a972">
                <text:list-item>
                  <text:list text:style-name="a972">
                    <text:list-item>
                      <text:list text:style-name="a972">
                        <text:list-item>
                          <text:p text:style-name="a971" text:class-names="" text:cond-style-name=""><text:span text:style-name="a9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5">
            <text:list-item>
              <text:list text:style-name="a975">
                <text:list-item>
                  <text:list text:style-name="a975">
                    <text:list-item>
                      <text:list text:style-name="a975">
                        <text:list-item>
                          <text:list text:style-name="a975">
                            <text:list-item>
                              <text:p text:style-name="a974" text:class-names="" text:cond-style-name=""><text:span text:style-name="a9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79" draw:name="Espace réservé de la date 6" svg:x="8.26772in" svg:y="7.48031in" svg:width="2.55906in" svg:height="0.59055in" presentation:class="date-time" presentation:placeholder="false">
        <draw:text-box>
          <text:p text:style-name="a978" text:class-names="" text:cond-style-name=""><text:span text:style-name="a977" text:class-names=""/></text:p>
        </draw:text-box>
        <svg:title/>
        <svg:desc/>
      </draw:frame>
      <draw:frame draw:id="id155" presentation:style-name="a982" draw:name="Espace réservé du pied de page 7" svg:x="1.1811in" svg:y="7.48031in" svg:width="3.54331in" svg:height="0.59055in" presentation:class="footer" presentation:placeholder="false">
        <draw:text-box>
          <text:p text:style-name="a981" text:class-names="" text:cond-style-name=""><text:span text:style-name="a980" text:class-names=""/></text:p>
        </draw:text-box>
        <svg:title/>
        <svg:desc/>
      </draw:frame>
      <draw:frame draw:id="id156" presentation:style-name="a986" draw:name="Espace réservé du numéro de diapositive 8" svg:x="0.19685in" svg:y="7.48031in" svg:width="0.59055in" svg:height="0.59055in" presentation:class="page-number" presentation:placeholder="false">
        <draw:text-box>
          <text:p text:style-name="a985" text:class-names="" text:cond-style-name=""><text:span text:style-name="a983" text:class-names=""><text:page-number style:num-format="1" text:fixed="false"/></text:span><text:span text:style-name="a984" text:class-names=""/></text:p>
        </draw:text-box>
        <svg:title/>
        <svg:desc/>
      </draw:frame>
      <presentation:notes style:page-layout-name="pageLayout2" draw:style-name="a1004">
        <draw:page-thumbnail svg:x="1.21063in" svg:y="0.88858in" svg:width="5.84567in" svg:height="4.38425in" presentation:class="page" draw:id="id9" presentation:style-name="a987" draw:name="Espace réservé de l'image des diapositives 1">
          <svg:title/>
          <svg:desc/>
        </draw:page-thumbnail>
        <draw:frame draw:id="id10" presentation:style-name="a990" draw:name="Espace réservé des notes 2" svg:x="0.82677in" svg:y="5.55394in" svg:width="6.61378in" svg:height="5.26142in" presentation:class="notes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1" presentation:style-name="a993" draw:name="Espace réservé de l'en-tête 3" svg:x="0in" svg:y="0in" svg:width="3.5878in" svg:height="0.58425in" presentation:class="header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12" presentation:style-name="a996" draw:name="Espace réservé de la date 4" svg:x="4.67953in" svg:y="0in" svg:width="3.5878in" svg:height="0.58425in" presentation:class="date-time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13" presentation:style-name="a999" draw:name="Espace réservé du pied de page 5" svg:x="0in" svg:y="11.10827in" svg:width="3.5878in" svg:height="0.58425in" presentation:class="foot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14" presentation:style-name="a1003" draw:name="Espace réservé du numéro de diapositive 6" svg:x="4.67953in" svg:y="11.10827in" svg:width="3.5878in" svg:height="0.58425in" presentation:class="page-number" presentation:placeholder="false">
          <draw:text-box>
            <text:p text:style-name="a1002" text:class-names="" text:cond-style-name=""><text:span text:style-name="a1000" text:class-names=""><text:page-number style:num-format="1" text:fixed="false"/></text:span><text:span text:style-name="a1001" text:class-names=""/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1005">
      <draw:custom-shape svg:x="0in" svg:y="3.44488in" svg:width="10.62992in" svg:height="1.37795in" draw:id="id157" draw:layer="Master2-bg" draw:style-name="a1008" draw:name="Forme libre : forme 5">
        <svg:title/>
        <svg:desc/>
        <text:p text:style-name="a1007" text:class-names="" text:cond-style-name=""><text:span text:style-name="a100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8" presentation:style-name="a1011" draw:name="Titre 1" svg:x="0.3937in" svg:y="3.64173in" svg:width="10.23622in" svg:height="0.98425in" presentation:class="title" presentation:placeholder="false">
        <draw:text-box>
          <text:p text:style-name="a1010" text:class-names="" text:cond-style-name=""><text:span text:style-name="a1009" text:class-names="">Modifiez le style du titre</text:span></text:p>
        </draw:text-box>
        <svg:title/>
        <svg:desc/>
      </draw:frame>
      <draw:frame draw:id="id159" presentation:style-name="a1014" draw:name="Espace réservé de la date 2" svg:x="8.26772in" svg:y="7.48031in" svg:width="2.55906in" svg:height="0.59055in" presentation:class="date-time" presentation:placeholder="false">
        <draw:text-box>
          <text:p text:style-name="a1013" text:class-names="" text:cond-style-name=""><text:span text:style-name="a1012" text:class-names=""/></text:p>
        </draw:text-box>
        <svg:title/>
        <svg:desc/>
      </draw:frame>
      <draw:frame draw:id="id160" presentation:style-name="a1017" draw:name="Espace réservé du pied de page 3" svg:x="1.1811in" svg:y="7.48031in" svg:width="3.54331in" svg:height="0.59055in" presentation:class="footer" presentation:placeholder="false">
        <draw:text-box>
          <text:p text:style-name="a1016" text:class-names="" text:cond-style-name=""><text:span text:style-name="a1015" text:class-names=""/></text:p>
        </draw:text-box>
        <svg:title/>
        <svg:desc/>
      </draw:frame>
      <draw:frame draw:id="id161" presentation:style-name="a1021" draw:name="Espace réservé du numéro de diapositive 4" svg:x="0.19685in" svg:y="7.48031in" svg:width="0.59055in" svg:height="0.59055in" presentation:class="page-number" presentation:placeholder="false">
        <draw:text-box>
          <text:p text:style-name="a1020" text:class-names="" text:cond-style-name=""><text:span text:style-name="a1018" text:class-names=""><text:page-number style:num-format="1" text:fixed="false"/></text:span><text:span text:style-name="a1019" text:class-names=""/></text:p>
        </draw:text-box>
        <svg:title/>
        <svg:desc/>
      </draw:frame>
      <presentation:notes style:page-layout-name="pageLayout2" draw:style-name="a1039">
        <draw:page-thumbnail svg:x="1.21063in" svg:y="0.88858in" svg:width="5.84567in" svg:height="4.38425in" presentation:class="page" draw:id="id9" presentation:style-name="a1022" draw:name="Espace réservé de l'image des diapositives 1">
          <svg:title/>
          <svg:desc/>
        </draw:page-thumbnail>
        <draw:frame draw:id="id10" presentation:style-name="a1025" draw:name="Espace réservé des notes 2" svg:x="0.82677in" svg:y="5.55394in" svg:width="6.61378in" svg:height="5.26142in" presentation:class="notes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11" presentation:style-name="a1028" draw:name="Espace réservé de l'en-tête 3" svg:x="0in" svg:y="0in" svg:width="3.5878in" svg:height="0.58425in" presentation:class="header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12" presentation:style-name="a1031" draw:name="Espace réservé de la date 4" svg:x="4.67953in" svg:y="0in" svg:width="3.5878in" svg:height="0.58425in" presentation:class="date-time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13" presentation:style-name="a1034" draw:name="Espace réservé du pied de page 5" svg:x="0in" svg:y="11.10827in" svg:width="3.5878in" svg:height="0.58425in" presentation:class="footer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14" presentation:style-name="a1038" draw:name="Espace réservé du numéro de diapositive 6" svg:x="4.67953in" svg:y="11.10827in" svg:width="3.5878in" svg:height="0.58425in" presentation:class="page-number" presentation:placeholder="false">
          <draw:text-box>
            <text:p text:style-name="a1037" text:class-names="" text:cond-style-name=""><text:span text:style-name="a1035" text:class-names=""><text:page-number style:num-format="1" text:fixed="false"/></text:span><text:span text:style-name="a1036" text:class-names=""/></text:p>
          </draw:text-box>
          <svg:title/>
          <svg:desc/>
        </draw:frame>
      </presentation:notes>
    </style:master-page>
    <style:master-page style:name="Master2-Layout7-blank-Vide" style:page-layout-name="pageLayout1" draw:style-name="a1040">
      <draw:custom-shape svg:x="0in" svg:y="3.44488in" svg:width="10.62992in" svg:height="1.37795in" draw:id="id162" draw:layer="Master2-bg" draw:style-name="a1043" draw:name="Forme libre : forme 4">
        <svg:title/>
        <svg:desc/>
        <text:p text:style-name="a1042" text:class-names="" text:cond-style-name=""><text:span text:style-name="a10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046" draw:name="Espace réservé de la date 1" svg:x="8.26772in" svg:y="7.48031in" svg:width="2.55906in" svg:height="0.59055in" presentation:class="date-time" presentation:placeholder="false">
        <draw:text-box>
          <text:p text:style-name="a1045" text:class-names="" text:cond-style-name=""><text:span text:style-name="a1044" text:class-names=""/></text:p>
        </draw:text-box>
        <svg:title/>
        <svg:desc/>
      </draw:frame>
      <draw:frame draw:id="id164" presentation:style-name="a1049" draw:name="Espace réservé du pied de page 2" svg:x="1.1811in" svg:y="7.48031in" svg:width="3.54331in" svg:height="0.59055in" presentation:class="footer" presentation:placeholder="false">
        <draw:text-box>
          <text:p text:style-name="a1048" text:class-names="" text:cond-style-name=""><text:span text:style-name="a1047" text:class-names=""/></text:p>
        </draw:text-box>
        <svg:title/>
        <svg:desc/>
      </draw:frame>
      <draw:frame draw:id="id165" presentation:style-name="a1053" draw:name="Espace réservé du numéro de diapositive 3" svg:x="0.19685in" svg:y="7.48031in" svg:width="0.59055in" svg:height="0.59055in" presentation:class="page-number" presentation:placeholder="false">
        <draw:text-box>
          <text:p text:style-name="a1052" text:class-names="" text:cond-style-name=""><text:span text:style-name="a1050" text:class-names=""><text:page-number style:num-format="1" text:fixed="false"/></text:span><text:span text:style-name="a1051" text:class-names=""/></text:p>
        </draw:text-box>
        <svg:title/>
        <svg:desc/>
      </draw:frame>
      <presentation:notes style:page-layout-name="pageLayout2" draw:style-name="a1071">
        <draw:page-thumbnail svg:x="1.21063in" svg:y="0.88858in" svg:width="5.84567in" svg:height="4.38425in" presentation:class="page" draw:id="id9" presentation:style-name="a1054" draw:name="Espace réservé de l'image des diapositives 1">
          <svg:title/>
          <svg:desc/>
        </draw:page-thumbnail>
        <draw:frame draw:id="id10" presentation:style-name="a1057" draw:name="Espace réservé des notes 2" svg:x="0.82677in" svg:y="5.55394in" svg:width="6.61378in" svg:height="5.26142in" presentation:class="notes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11" presentation:style-name="a1060" draw:name="Espace réservé de l'en-tête 3" svg:x="0in" svg:y="0in" svg:width="3.5878in" svg:height="0.58425in" presentation:class="header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2" presentation:style-name="a1063" draw:name="Espace réservé de la date 4" svg:x="4.67953in" svg:y="0in" svg:width="3.5878in" svg:height="0.58425in" presentation:class="date-time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3" presentation:style-name="a1066" draw:name="Espace réservé du pied de page 5" svg:x="0in" svg:y="11.10827in" svg:width="3.5878in" svg:height="0.58425in" presentation:class="foot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14" presentation:style-name="a1070" draw:name="Espace réservé du numéro de diapositive 6" svg:x="4.67953in" svg:y="11.10827in" svg:width="3.5878in" svg:height="0.58425in" presentation:class="page-number" presentation:placeholder="false">
          <draw:text-box>
            <text:p text:style-name="a1069" text:class-names="" text:cond-style-name=""><text:span text:style-name="a1067" text:class-names=""><text:page-number style:num-format="1" text:fixed="false"/></text:span><text:span text:style-name="a1068" text:class-names=""/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1072">
      <draw:custom-shape svg:x="0in" svg:y="3.44488in" svg:width="10.62992in" svg:height="1.37795in" draw:id="id166" draw:layer="Master2-bg" draw:style-name="a1075" draw:name="Forme libre : forme 7">
        <svg:title/>
        <svg:desc/>
        <text:p text:style-name="a1074" text:class-names="" text:cond-style-name=""><text:span text:style-name="a107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7" presentation:style-name="a1078" draw:name="Titre 1" svg:x="0.75868in" svg:y="0.55035in" svg:width="3.55556in" svg:height="1.93056in" presentation:class="title" presentation:placeholder="false">
        <draw:text-box>
          <text:p text:style-name="a1077" text:class-names="" text:cond-style-name=""><text:span text:style-name="a1076" text:class-names="">Modifiez le style du titre</text:span></text:p>
        </draw:text-box>
        <svg:title/>
        <svg:desc/>
      </draw:frame>
      <draw:frame draw:id="id168" presentation:style-name="a1093" draw:name="Espace réservé du contenu 2" svg:x="4.6875in" svg:y="1.19097in" svg:width="5.57986in" svg:height="5.875in" presentation:class="object" presentation:placeholder="false">
        <draw:text-box>
          <text:p text:style-name="a1080" text:class-names="" text:cond-style-name=""><text:span text:style-name="a1079" text:class-names="">Cliquez pour modifier les styles du texte du masque</text:span></text:p>
          <text:list text:style-name="a1083">
            <text:list-item>
              <text:list text:style-name="a1083">
                <text:list-item>
                  <text:p text:style-name="a1082" text:class-names="" text:cond-style-name=""><text:span text:style-name="a1081" text:class-names="">Deuxième niveau</text:span></text:p>
                </text:list-item>
              </text:list>
            </text:list-item>
          </text:list>
          <text:list text:style-name="a1086">
            <text:list-item>
              <text:list text:style-name="a1086">
                <text:list-item>
                  <text:list text:style-name="a1086">
                    <text:list-item>
                      <text:p text:style-name="a1085" text:class-names="" text:cond-style-name=""><text:span text:style-name="a10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89">
            <text:list-item>
              <text:list text:style-name="a1089">
                <text:list-item>
                  <text:list text:style-name="a1089">
                    <text:list-item>
                      <text:list text:style-name="a1089">
                        <text:list-item>
                          <text:p text:style-name="a1088" text:class-names="" text:cond-style-name=""><text:span text:style-name="a10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list text:style-name="a1092">
                        <text:list-item>
                          <text:list text:style-name="a1092">
                            <text:list-item>
                              <text:p text:style-name="a1091" text:class-names="" text:cond-style-name=""><text:span text:style-name="a109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9" presentation:style-name="a1097" draw:name="Espace réservé du texte 3" svg:x="0.75868in" svg:y="2.4809in" svg:width="3.55556in" svg:height="4.59375in" presentation:class="outline" presentation:placeholder="false">
        <draw:text-box>
          <text:list text:style-name="a1096">
            <text:list-item>
              <text:p text:style-name="a1095" text:class-names="" text:cond-style-name=""><text:span text:style-name="a1094" text:class-names="">Cliquez pour modifier les styles du texte du masque</text:span></text:p>
            </text:list-item>
          </text:list>
        </draw:text-box>
        <svg:title/>
        <svg:desc/>
      </draw:frame>
      <draw:frame draw:id="id170" presentation:style-name="a1100" draw:name="Espace réservé de la date 4" svg:x="8.26772in" svg:y="7.48031in" svg:width="2.55906in" svg:height="0.59055in" presentation:class="date-time" presentation:placeholder="false">
        <draw:text-box>
          <text:p text:style-name="a1099" text:class-names="" text:cond-style-name=""><text:span text:style-name="a1098" text:class-names=""/></text:p>
        </draw:text-box>
        <svg:title/>
        <svg:desc/>
      </draw:frame>
      <draw:frame draw:id="id171" presentation:style-name="a1103" draw:name="Espace réservé du pied de page 5" svg:x="1.1811in" svg:y="7.48031in" svg:width="3.54331in" svg:height="0.59055in" presentation:class="footer" presentation:placeholder="false">
        <draw:text-box>
          <text:p text:style-name="a1102" text:class-names="" text:cond-style-name=""><text:span text:style-name="a1101" text:class-names=""/></text:p>
        </draw:text-box>
        <svg:title/>
        <svg:desc/>
      </draw:frame>
      <draw:frame draw:id="id172" presentation:style-name="a1107" draw:name="Espace réservé du numéro de diapositive 6" svg:x="0.19685in" svg:y="7.48031in" svg:width="0.59055in" svg:height="0.59055in" presentation:class="page-number" presentation:placeholder="false">
        <draw:text-box>
          <text:p text:style-name="a1106" text:class-names="" text:cond-style-name=""><text:span text:style-name="a1104" text:class-names=""><text:page-number style:num-format="1" text:fixed="false"/></text:span><text:span text:style-name="a1105" text:class-names=""/></text:p>
        </draw:text-box>
        <svg:title/>
        <svg:desc/>
      </draw:frame>
      <presentation:notes style:page-layout-name="pageLayout2" draw:style-name="a1125">
        <draw:page-thumbnail svg:x="1.21063in" svg:y="0.88858in" svg:width="5.84567in" svg:height="4.38425in" presentation:class="page" draw:id="id9" presentation:style-name="a1108" draw:name="Espace réservé de l'image des diapositives 1">
          <svg:title/>
          <svg:desc/>
        </draw:page-thumbnail>
        <draw:frame draw:id="id10" presentation:style-name="a1111" draw:name="Espace réservé des notes 2" svg:x="0.82677in" svg:y="5.55394in" svg:width="6.61378in" svg:height="5.26142in" presentation:class="notes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1" presentation:style-name="a1114" draw:name="Espace réservé de l'en-tête 3" svg:x="0in" svg:y="0in" svg:width="3.5878in" svg:height="0.58425in" presentation:class="header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12" presentation:style-name="a1117" draw:name="Espace réservé de la date 4" svg:x="4.67953in" svg:y="0in" svg:width="3.5878in" svg:height="0.58425in" presentation:class="date-time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13" presentation:style-name="a1120" draw:name="Espace réservé du pied de page 5" svg:x="0in" svg:y="11.10827in" svg:width="3.5878in" svg:height="0.58425in" presentation:class="footer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14" presentation:style-name="a1124" draw:name="Espace réservé du numéro de diapositive 6" svg:x="4.67953in" svg:y="11.10827in" svg:width="3.5878in" svg:height="0.58425in" presentation:class="page-number" presentation:placeholder="false">
          <draw:text-box>
            <text:p text:style-name="a1123" text:class-names="" text:cond-style-name=""><text:span text:style-name="a1121" text:class-names=""><text:page-number style:num-format="1" text:fixed="false"/></text:span><text:span text:style-name="a1122" text:class-names=""/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1126">
      <draw:custom-shape svg:x="0in" svg:y="3.44488in" svg:width="10.62992in" svg:height="1.37795in" draw:id="id173" draw:layer="Master2-bg" draw:style-name="a1129" draw:name="Forme libre : forme 7">
        <svg:title/>
        <svg:desc/>
        <text:p text:style-name="a1128" text:class-names="" text:cond-style-name=""><text:span text:style-name="a112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4" presentation:style-name="a1132" draw:name="Titre 1" svg:x="0.75868in" svg:y="0.55035in" svg:width="3.55556in" svg:height="1.93056in" presentation:class="title" presentation:placeholder="false">
        <draw:text-box>
          <text:p text:style-name="a1131" text:class-names="" text:cond-style-name=""><text:span text:style-name="a1130" text:class-names="">Modifiez le style du titre</text:span></text:p>
        </draw:text-box>
        <svg:title/>
        <svg:desc/>
      </draw:frame>
      <draw:frame draw:id="id175" presentation:style-name="a1135" draw:name="Espace réservé pour une image  2" svg:x="4.6875in" svg:y="1.19097in" svg:width="5.57986in" svg:height="5.875in" presentation:class="graphic" presentation:placeholder="false">
        <draw:text-box>
          <text:p text:style-name="a1134" text:class-names="" text:cond-style-name=""><text:span text:style-name="a1133" text:class-names=""/></text:p>
        </draw:text-box>
        <svg:title/>
        <svg:desc/>
      </draw:frame>
      <draw:frame draw:id="id176" presentation:style-name="a1139" draw:name="Espace réservé du texte 3" svg:x="0.75868in" svg:y="2.4809in" svg:width="3.55556in" svg:height="4.59375in" presentation:class="outline" presentation:placeholder="false">
        <draw:text-box>
          <text:list text:style-name="a1138">
            <text:list-item>
              <text:p text:style-name="a1137" text:class-names="" text:cond-style-name=""><text:span text:style-name="a1136" text:class-names="">Cliquez pour modifier les styles du texte du masque</text:span></text:p>
            </text:list-item>
          </text:list>
        </draw:text-box>
        <svg:title/>
        <svg:desc/>
      </draw:frame>
      <draw:frame draw:id="id177" presentation:style-name="a1142" draw:name="Espace réservé de la date 4" svg:x="8.26772in" svg:y="7.48031in" svg:width="2.55906in" svg:height="0.59055in" presentation:class="date-time" presentation:placeholder="false">
        <draw:text-box>
          <text:p text:style-name="a1141" text:class-names="" text:cond-style-name=""><text:span text:style-name="a1140" text:class-names=""/></text:p>
        </draw:text-box>
        <svg:title/>
        <svg:desc/>
      </draw:frame>
      <draw:frame draw:id="id178" presentation:style-name="a1145" draw:name="Espace réservé du pied de page 5" svg:x="1.1811in" svg:y="7.48031in" svg:width="3.54331in" svg:height="0.59055in" presentation:class="footer" presentation:placeholder="false">
        <draw:text-box>
          <text:p text:style-name="a1144" text:class-names="" text:cond-style-name=""><text:span text:style-name="a1143" text:class-names=""/></text:p>
        </draw:text-box>
        <svg:title/>
        <svg:desc/>
      </draw:frame>
      <draw:frame draw:id="id179" presentation:style-name="a1149" draw:name="Espace réservé du numéro de diapositive 6" svg:x="0.19685in" svg:y="7.48031in" svg:width="0.59055in" svg:height="0.59055in" presentation:class="page-number" presentation:placeholder="false">
        <draw:text-box>
          <text:p text:style-name="a1148" text:class-names="" text:cond-style-name=""><text:span text:style-name="a1146" text:class-names=""><text:page-number style:num-format="1" text:fixed="false"/></text:span><text:span text:style-name="a1147" text:class-names=""/></text:p>
        </draw:text-box>
        <svg:title/>
        <svg:desc/>
      </draw:frame>
      <presentation:notes style:page-layout-name="pageLayout2" draw:style-name="a1167">
        <draw:page-thumbnail svg:x="1.21063in" svg:y="0.88858in" svg:width="5.84567in" svg:height="4.38425in" presentation:class="page" draw:id="id9" presentation:style-name="a1150" draw:name="Espace réservé de l'image des diapositives 1">
          <svg:title/>
          <svg:desc/>
        </draw:page-thumbnail>
        <draw:frame draw:id="id10" presentation:style-name="a1153" draw:name="Espace réservé des notes 2" svg:x="0.82677in" svg:y="5.55394in" svg:width="6.61378in" svg:height="5.26142in" presentation:class="notes" presentation:placeholder="false">
          <draw:text-box>
            <text:p text:style-name="a1152" text:class-names="" text:cond-style-name=""><text:span text:style-name="a1151" text:class-names=""/></text:p>
          </draw:text-box>
          <svg:title/>
          <svg:desc/>
        </draw:frame>
        <draw:frame draw:id="id11" presentation:style-name="a1156" draw:name="Espace réservé de l'en-tête 3" svg:x="0in" svg:y="0in" svg:width="3.5878in" svg:height="0.58425in" presentation:class="header" presentation:placeholder="false">
          <draw:text-box>
            <text:p text:style-name="a1155" text:class-names="" text:cond-style-name=""><text:span text:style-name="a1154" text:class-names=""/></text:p>
          </draw:text-box>
          <svg:title/>
          <svg:desc/>
        </draw:frame>
        <draw:frame draw:id="id12" presentation:style-name="a1159" draw:name="Espace réservé de la date 4" svg:x="4.67953in" svg:y="0in" svg:width="3.5878in" svg:height="0.58425in" presentation:class="date-time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13" presentation:style-name="a1162" draw:name="Espace réservé du pied de page 5" svg:x="0in" svg:y="11.10827in" svg:width="3.5878in" svg:height="0.58425in" presentation:class="footer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14" presentation:style-name="a1166" draw:name="Espace réservé du numéro de diapositive 6" svg:x="4.67953in" svg:y="11.10827in" svg:width="3.5878in" svg:height="0.58425in" presentation:class="page-number" presentation:placeholder="false">
          <draw:text-box>
            <text:p text:style-name="a1165" text:class-names="" text:cond-style-name=""><text:span text:style-name="a1163" text:class-names=""><text:page-number style:num-format="1" text:fixed="false"/></text:span><text:span text:style-name="a1164" text:class-names=""/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1168">
      <draw:custom-shape svg:x="0in" svg:y="3.44488in" svg:width="10.62992in" svg:height="1.37795in" draw:id="id180" draw:layer="Master2-bg" draw:style-name="a1171" draw:name="Forme libre : forme 6">
        <svg:title/>
        <svg:desc/>
        <text:p text:style-name="a1170" text:class-names="" text:cond-style-name=""><text:span text:style-name="a11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1" presentation:style-name="a1174" draw:name="Titre 1" svg:x="0.3937in" svg:y="3.64173in" svg:width="10.23622in" svg:height="0.98425in" presentation:class="title" presentation:placeholder="false">
        <draw:text-box>
          <text:p text:style-name="a1173" text:class-names="" text:cond-style-name=""><text:span text:style-name="a1172" text:class-names="">Modifiez le style du titre</text:span></text:p>
        </draw:text-box>
        <svg:title/>
        <svg:desc/>
      </draw:frame>
      <draw:frame draw:id="id182" presentation:style-name="a1190" draw:name="Espace réservé du texte vertical 2" svg:x="0.59055in" svg:y="5.11811in" svg:width="10.03937in" svg:height="2.75591in" presentation:class="outline" presentation:placeholder="false">
        <draw:text-box>
          <text:list text:style-name="a1177">
            <text:list-item>
              <text:p text:style-name="a1176" text:class-names="" text:cond-style-name=""><text:span text:style-name="a1175" text:class-names="">Cliquez pour modifier les styles du texte du masque</text:span></text:p>
            </text:list-item>
          </text:list>
          <text:list text:style-name="a1180">
            <text:list-item>
              <text:list text:style-name="a1180">
                <text:list-item>
                  <text:p text:style-name="a1179" text:class-names="" text:cond-style-name=""><text:span text:style-name="a1178" text:class-names="">Deuxième niveau</text:span></text:p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p text:style-name="a1182" text:class-names="" text:cond-style-name=""><text:span text:style-name="a11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6">
            <text:list-item>
              <text:list text:style-name="a1186">
                <text:list-item>
                  <text:list text:style-name="a1186">
                    <text:list-item>
                      <text:list text:style-name="a1186">
                        <text:list-item>
                          <text:p text:style-name="a1185" text:class-names="" text:cond-style-name=""><text:span text:style-name="a11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9">
            <text:list-item>
              <text:list text:style-name="a1189">
                <text:list-item>
                  <text:list text:style-name="a1189">
                    <text:list-item>
                      <text:list text:style-name="a1189">
                        <text:list-item>
                          <text:list text:style-name="a1189">
                            <text:list-item>
                              <text:p text:style-name="a1188" text:class-names="" text:cond-style-name=""><text:span text:style-name="a118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193" draw:name="Espace réservé de la date 3" svg:x="8.26772in" svg:y="7.48031in" svg:width="2.55906in" svg:height="0.59055in" presentation:class="date-time" presentation:placeholder="false">
        <draw:text-box>
          <text:p text:style-name="a1192" text:class-names="" text:cond-style-name=""><text:span text:style-name="a1191" text:class-names=""/></text:p>
        </draw:text-box>
        <svg:title/>
        <svg:desc/>
      </draw:frame>
      <draw:frame draw:id="id184" presentation:style-name="a1196" draw:name="Espace réservé du pied de page 4" svg:x="1.1811in" svg:y="7.48031in" svg:width="3.54331in" svg:height="0.59055in" presentation:class="footer" presentation:placeholder="false">
        <draw:text-box>
          <text:p text:style-name="a1195" text:class-names="" text:cond-style-name=""><text:span text:style-name="a1194" text:class-names=""/></text:p>
        </draw:text-box>
        <svg:title/>
        <svg:desc/>
      </draw:frame>
      <draw:frame draw:id="id185" presentation:style-name="a1200" draw:name="Espace réservé du numéro de diapositive 5" svg:x="0.19685in" svg:y="7.48031in" svg:width="0.59055in" svg:height="0.59055in" presentation:class="page-number" presentation:placeholder="false">
        <draw:text-box>
          <text:p text:style-name="a1199" text:class-names="" text:cond-style-name=""><text:span text:style-name="a1197" text:class-names=""><text:page-number style:num-format="1" text:fixed="false"/></text:span><text:span text:style-name="a1198" text:class-names=""/></text:p>
        </draw:text-box>
        <svg:title/>
        <svg:desc/>
      </draw:frame>
      <presentation:notes style:page-layout-name="pageLayout2" draw:style-name="a1218">
        <draw:page-thumbnail svg:x="1.21063in" svg:y="0.88858in" svg:width="5.84567in" svg:height="4.38425in" presentation:class="page" draw:id="id9" presentation:style-name="a1201" draw:name="Espace réservé de l'image des diapositives 1">
          <svg:title/>
          <svg:desc/>
        </draw:page-thumbnail>
        <draw:frame draw:id="id10" presentation:style-name="a1204" draw:name="Espace réservé des notes 2" svg:x="0.82677in" svg:y="5.55394in" svg:width="6.61378in" svg:height="5.26142in" presentation:class="notes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11" presentation:style-name="a1207" draw:name="Espace réservé de l'en-tête 3" svg:x="0in" svg:y="0in" svg:width="3.5878in" svg:height="0.58425in" presentation:class="header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12" presentation:style-name="a1210" draw:name="Espace réservé de la date 4" svg:x="4.67953in" svg:y="0in" svg:width="3.5878in" svg:height="0.58425in" presentation:class="date-time" presentation:placeholder="false">
          <draw:text-box>
            <text:p text:style-name="a1209" text:class-names="" text:cond-style-name=""><text:span text:style-name="a1208" text:class-names=""/></text:p>
          </draw:text-box>
          <svg:title/>
          <svg:desc/>
        </draw:frame>
        <draw:frame draw:id="id13" presentation:style-name="a1213" draw:name="Espace réservé du pied de page 5" svg:x="0in" svg:y="11.10827in" svg:width="3.5878in" svg:height="0.58425in" presentation:class="footer" presentation:placeholder="false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14" presentation:style-name="a1217" draw:name="Espace réservé du numéro de diapositive 6" svg:x="4.67953in" svg:y="11.10827in" svg:width="3.5878in" svg:height="0.58425in" presentation:class="page-number" presentation:placeholder="false">
          <draw:text-box>
            <text:p text:style-name="a1216" text:class-names="" text:cond-style-name=""><text:span text:style-name="a1214" text:class-names=""><text:page-number style:num-format="1" text:fixed="false"/></text:span><text:span text:style-name="a1215" text:class-names=""/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1219">
      <draw:custom-shape svg:x="0in" svg:y="3.44488in" svg:width="10.62992in" svg:height="1.37795in" draw:id="id186" draw:layer="Master2-bg" draw:style-name="a1222" draw:name="Forme libre : forme 6">
        <svg:title/>
        <svg:desc/>
        <text:p text:style-name="a1221" text:class-names="" text:cond-style-name=""><text:span text:style-name="a122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7" presentation:style-name="a1225" draw:name="Titre vertical 1" svg:x="8.07118in" svg:y="3.64236in" svg:width="2.55903in" svg:height="4.2309in" presentation:class="title" presentation:placeholder="false">
        <draw:text-box>
          <text:p text:style-name="a1224" text:class-names="" text:cond-style-name=""><text:span text:style-name="a1223" text:class-names="">Modifiez le style du titre</text:span></text:p>
        </draw:text-box>
        <svg:title/>
        <svg:desc/>
      </draw:frame>
      <draw:frame draw:id="id188" presentation:style-name="a1241" draw:name="Espace réservé du texte vertical 2" svg:x="0.3941in" svg:y="3.64236in" svg:width="7.51042in" svg:height="4.2309in" presentation:class="outline" presentation:placeholder="false">
        <draw:text-box>
          <text:list text:style-name="a1228">
            <text:list-item>
              <text:p text:style-name="a1227" text:class-names="" text:cond-style-name=""><text:span text:style-name="a1226" text:class-names="">Cliquez pour modifier les styles du texte du masque</text:span></text:p>
            </text:list-item>
          </text:list>
          <text:list text:style-name="a1231">
            <text:list-item>
              <text:list text:style-name="a1231">
                <text:list-item>
                  <text:p text:style-name="a1230" text:class-names="" text:cond-style-name=""><text:span text:style-name="a1229" text:class-names="">Deuxième niveau</text:span></text:p>
                </text:list-item>
              </text:list>
            </text:list-item>
          </text:list>
          <text:list text:style-name="a1234">
            <text:list-item>
              <text:list text:style-name="a1234">
                <text:list-item>
                  <text:list text:style-name="a1234">
                    <text:list-item>
                      <text:p text:style-name="a1233" text:class-names="" text:cond-style-name=""><text:span text:style-name="a12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37">
            <text:list-item>
              <text:list text:style-name="a1237">
                <text:list-item>
                  <text:list text:style-name="a1237">
                    <text:list-item>
                      <text:list text:style-name="a1237">
                        <text:list-item>
                          <text:p text:style-name="a1236" text:class-names="" text:cond-style-name=""><text:span text:style-name="a12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0">
            <text:list-item>
              <text:list text:style-name="a1240">
                <text:list-item>
                  <text:list text:style-name="a1240">
                    <text:list-item>
                      <text:list text:style-name="a1240">
                        <text:list-item>
                          <text:list text:style-name="a1240">
                            <text:list-item>
                              <text:p text:style-name="a1239" text:class-names="" text:cond-style-name=""><text:span text:style-name="a123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244" draw:name="Espace réservé de la date 3" svg:x="8.26772in" svg:y="7.48031in" svg:width="2.55906in" svg:height="0.59055in" presentation:class="date-time" presentation:placeholder="false">
        <draw:text-box>
          <text:p text:style-name="a1243" text:class-names="" text:cond-style-name=""><text:span text:style-name="a1242" text:class-names=""/></text:p>
        </draw:text-box>
        <svg:title/>
        <svg:desc/>
      </draw:frame>
      <draw:frame draw:id="id190" presentation:style-name="a1247" draw:name="Espace réservé du pied de page 4" svg:x="1.1811in" svg:y="7.48031in" svg:width="3.54331in" svg:height="0.59055in" presentation:class="footer" presentation:placeholder="false">
        <draw:text-box>
          <text:p text:style-name="a1246" text:class-names="" text:cond-style-name=""><text:span text:style-name="a1245" text:class-names=""/></text:p>
        </draw:text-box>
        <svg:title/>
        <svg:desc/>
      </draw:frame>
      <draw:frame draw:id="id191" presentation:style-name="a1251" draw:name="Espace réservé du numéro de diapositive 5" svg:x="0.19685in" svg:y="7.48031in" svg:width="0.59055in" svg:height="0.59055in" presentation:class="page-number" presentation:placeholder="false">
        <draw:text-box>
          <text:p text:style-name="a1250" text:class-names="" text:cond-style-name=""><text:span text:style-name="a1248" text:class-names=""><text:page-number style:num-format="1" text:fixed="false"/></text:span><text:span text:style-name="a1249" text:class-names=""/></text:p>
        </draw:text-box>
        <svg:title/>
        <svg:desc/>
      </draw:frame>
      <presentation:notes style:page-layout-name="pageLayout2" draw:style-name="a1269">
        <draw:page-thumbnail svg:x="1.21063in" svg:y="0.88858in" svg:width="5.84567in" svg:height="4.38425in" presentation:class="page" draw:id="id9" presentation:style-name="a1252" draw:name="Espace réservé de l'image des diapositives 1">
          <svg:title/>
          <svg:desc/>
        </draw:page-thumbnail>
        <draw:frame draw:id="id10" presentation:style-name="a1255" draw:name="Espace réservé des notes 2" svg:x="0.82677in" svg:y="5.55394in" svg:width="6.61378in" svg:height="5.26142in" presentation:class="notes" presentation:placeholder="false">
          <draw:text-box>
            <text:p text:style-name="a1254" text:class-names="" text:cond-style-name=""><text:span text:style-name="a1253" text:class-names=""/></text:p>
          </draw:text-box>
          <svg:title/>
          <svg:desc/>
        </draw:frame>
        <draw:frame draw:id="id11" presentation:style-name="a1258" draw:name="Espace réservé de l'en-tête 3" svg:x="0in" svg:y="0in" svg:width="3.5878in" svg:height="0.58425in" presentation:class="header" presentation:placeholder="false">
          <draw:text-box>
            <text:p text:style-name="a1257" text:class-names="" text:cond-style-name=""><text:span text:style-name="a1256" text:class-names=""/></text:p>
          </draw:text-box>
          <svg:title/>
          <svg:desc/>
        </draw:frame>
        <draw:frame draw:id="id12" presentation:style-name="a1261" draw:name="Espace réservé de la date 4" svg:x="4.67953in" svg:y="0in" svg:width="3.5878in" svg:height="0.58425in" presentation:class="date-time" presentation:placeholder="false">
          <draw:text-box>
            <text:p text:style-name="a1260" text:class-names="" text:cond-style-name=""><text:span text:style-name="a1259" text:class-names=""/></text:p>
          </draw:text-box>
          <svg:title/>
          <svg:desc/>
        </draw:frame>
        <draw:frame draw:id="id13" presentation:style-name="a1264" draw:name="Espace réservé du pied de page 5" svg:x="0in" svg:y="11.10827in" svg:width="3.5878in" svg:height="0.58425in" presentation:class="footer" presentation:placeholder="false">
          <draw:text-box>
            <text:p text:style-name="a1263" text:class-names="" text:cond-style-name=""><text:span text:style-name="a1262" text:class-names=""/></text:p>
          </draw:text-box>
          <svg:title/>
          <svg:desc/>
        </draw:frame>
        <draw:frame draw:id="id14" presentation:style-name="a1268" draw:name="Espace réservé du numéro de diapositive 6" svg:x="4.67953in" svg:y="11.10827in" svg:width="3.5878in" svg:height="0.58425in" presentation:class="page-number" presentation:placeholder="false">
          <draw:text-box>
            <text:p text:style-name="a1267" text:class-names="" text:cond-style-name=""><text:span text:style-name="a1265" text:class-names=""><text:page-number style:num-format="1" text:fixed="false"/></text:span><text:span text:style-name="a1266" text:class-names=""/></text:p>
          </draw:text-box>
          <svg:title/>
          <svg:desc/>
        </draw:frame>
      </presentation:notes>
    </style:master-page>
    <style:handout-master style:page-layout-name="pageLayout3" draw:style-name="a1270">
      <draw:frame draw:id="id192" presentation:style-name="a1273" draw:name="Espace réservé de l'en-tête 1" svg:x="0in" svg:y="0in" svg:width="3.5878in" svg:height="0.58425in" presentation:class="header" presentation:placeholder="false">
        <draw:text-box>
          <text:p text:style-name="a1272" text:class-names="" text:cond-style-name=""><text:span text:style-name="a1271" text:class-names=""/></text:p>
        </draw:text-box>
        <svg:title/>
        <svg:desc/>
      </draw:frame>
      <draw:frame draw:id="id193" presentation:style-name="a1276" draw:name="Espace réservé de la date 2" svg:x="4.67953in" svg:y="0in" svg:width="3.5878in" svg:height="0.58425in" presentation:class="date-time" presentation:placeholder="false">
        <draw:text-box>
          <text:p text:style-name="a1275" text:class-names="" text:cond-style-name=""><text:span text:style-name="a1274" text:class-names=""/></text:p>
        </draw:text-box>
        <svg:title/>
        <svg:desc/>
      </draw:frame>
      <draw:frame draw:id="id194" presentation:style-name="a1279" draw:name="Espace réservé du pied de page 3" svg:x="0in" svg:y="11.10827in" svg:width="3.5878in" svg:height="0.58425in" presentation:class="footer" presentation:placeholder="false">
        <draw:text-box>
          <text:p text:style-name="a1278" text:class-names="" text:cond-style-name=""><text:span text:style-name="a1277" text:class-names=""/></text:p>
        </draw:text-box>
        <svg:title/>
        <svg:desc/>
      </draw:frame>
      <draw:frame draw:id="id195" presentation:style-name="a1283" draw:name="Espace réservé du numéro de diapositive 4" svg:x="4.67953in" svg:y="11.10827in" svg:width="3.5878in" svg:height="0.58425in" presentation:class="page-number" presentation:placeholder="false">
        <draw:text-box>
          <text:p text:style-name="a1282" text:class-names="" text:cond-style-name=""><text:span text:style-name="a1280" text:class-names=""><text:page-number style:num-format="1" text:fixed="false"/></text:span><text:span text:style-name="a1281" text:class-names=""/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lizarin</dc:title>
    <meta:initial-creator>Baptiste Bonnin</meta:initial-creator>
    <dc:creator>Arthur Laforest</dc:creator>
    <meta:creation-date>2020-04-27T16:06:58Z</meta:creation-date>
    <dc:date>2020-05-06T13:19:17Z</dc:date>
    <meta:editing-cycles>6</meta:editing-cycles>
    <meta:editing-duration>PT10579S</meta:editing-duration>
    <meta:document-statistic meta:paragraph-count="47" meta:word-count="168"/>
  </office:meta>
</office:document-meta>
</file>